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8281841.008216" calcext:value-type="float">
            <text:p><text:s/>38,281,841 <text:s/></text:p>
          </table:table-cell>
          <table:table-cell table:style-name="ce42" office:value-type="float" office:value="3868803.578" calcext:value-type="float">
            <text:p><text:s/>3,868,804 <text:s/></text:p>
          </table:table-cell>
          <table:table-cell table:style-name="ce42" office:value-type="float" office:value="26148045.970216" calcext:value-type="float">
            <text:p><text:s/>26,148,046 <text:s/></text:p>
          </table:table-cell>
          <table:table-cell table:style-name="ce42" office:value-type="float" office:value="194116.13" calcext:value-type="float">
            <text:p><text:s/>194,116 <text:s/></text:p>
          </table:table-cell>
          <table:table-cell table:style-name="ce42" office:value-type="float" office:value="7906331.93" calcext:value-type="float">
            <text:p><text:s/>7,906,33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543.4" calcext:value-type="float">
            <text:p><text:s/>164,5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0343.18" calcext:value-type="float">
            <text:p><text:s/>80,3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4.68" calcext:value-type="float">
            <text:p><text:s/>6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698.5" calcext:value-type="float">
            <text:p><text:s/>79,6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88728.761753725" calcext:value-type="float">
            <text:p><text:s/>-388,729 <text:s/></text:p>
          </table:table-cell>
          <table:table-cell table:style-name="ce42" office:value-type="float" office:value="-176160.599" calcext:value-type="float">
            <text:p><text:s/>-176,161 <text:s/></text:p>
          </table:table-cell>
          <table:table-cell table:style-name="ce42" office:value-type="float" office:value="-242590.871818287" calcext:value-type="float">
            <text:p><text:s/>-242,591 <text:s/></text:p>
          </table:table-cell>
          <table:table-cell table:style-name="ce42" office:value-type="float" office:value="12074.97" calcext:value-type="float">
            <text:p><text:s/>12,075 <text:s/></text:p>
          </table:table-cell>
          <table:table-cell table:style-name="ce42" office:value-type="float" office:value="41273.8390645626" calcext:value-type="float">
            <text:p><text:s/>41,2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3326.1" calcext:value-type="float">
            <text:p><text:s/>-23,32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8590226.5899697" calcext:value-type="float">
            <text:p><text:s/>38,590,227 <text:s/></text:p>
          </table:table-cell>
          <table:table-cell table:style-name="ce43" office:value-type="float" office:value="4044964.177" calcext:value-type="float">
            <text:p><text:s/>4,044,964 <text:s/></text:p>
          </table:table-cell>
          <table:table-cell table:style-name="ce43" office:value-type="float" office:value="26390636.8420343" calcext:value-type="float">
            <text:p><text:s/>26,390,637 <text:s/></text:p>
          </table:table-cell>
          <table:table-cell table:style-name="ce43" office:value-type="float" office:value="181396.48" calcext:value-type="float">
            <text:p><text:s/>181,396 <text:s/></text:p>
          </table:table-cell>
          <table:table-cell table:style-name="ce43" office:value-type="float" office:value="7865058.09093544" calcext:value-type="float">
            <text:p><text:s/>7,865,05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8171" calcext:value-type="float">
            <text:p><text:s/>108,17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18904.953495193" calcext:value-type="float">
            <text:p><text:s/>118,905 <text:s/></text:p>
          </table:table-cell>
          <table:table-cell table:style-name="ce43" office:value-type="float" office:value="16310.167" calcext:value-type="float">
            <text:p><text:s/>16,310 <text:s/></text:p>
          </table:table-cell>
          <table:table-cell table:style-name="ce43" office:value-type="float" office:value="218670.761731249" calcext:value-type="float">
            <text:p><text:s/>218,671 <text:s/></text:p>
          </table:table-cell>
          <table:table-cell table:style-name="ce43" office:value-type="float" office:value="-41099.77" calcext:value-type="float">
            <text:p><text:s/>-41,100 <text:s/></text:p>
          </table:table-cell>
          <table:table-cell table:style-name="ce43" office:value-type="float" office:value="-56901.5052360558" calcext:value-type="float">
            <text:p><text:s/>-56,90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8074.7" calcext:value-type="float">
            <text:p><text:s/>-18,07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7204688.8519781" calcext:value-type="float">
            <text:p><text:s/>37,204,689 <text:s/></text:p>
          </table:table-cell>
          <table:table-cell table:style-name="ce42" office:value-type="float" office:value="4028654.01" calcext:value-type="float">
            <text:p><text:s/>4,028,654 <text:s/></text:p>
          </table:table-cell>
          <table:table-cell table:style-name="ce42" office:value-type="float" office:value="21491245.112344" calcext:value-type="float">
            <text:p><text:s/>21,491,2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21959.59617149" calcext:value-type="float">
            <text:p><text:s/>7,921,9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4308.9" calcext:value-type="float">
            <text:p><text:s/>3,104,3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159545.603" calcext:value-type="float">
            <text:p><text:s/>5,159,546 <text:s/></text:p>
          </table:table-cell>
          <table:table-cell table:style-name="ce42" office:value-type="float" office:value="4028654.01" calcext:value-type="float">
            <text:p><text:s/>4,028,654 <text:s/></text:p>
          </table:table-cell>
          <table:table-cell table:style-name="ce42" office:value-type="float" office:value="1130891.593" calcext:value-type="float">
            <text:p><text:s/>1,130,8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055227.261" calcext:value-type="float">
            <text:p><text:s/>4,055,2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0918.361" calcext:value-type="float">
            <text:p><text:s/>950,9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04308.9" calcext:value-type="float">
            <text:p><text:s/>3,104,30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605379.4842985" calcext:value-type="float">
            <text:p><text:s/>19,605,3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73058.848127" calcext:value-type="float">
            <text:p><text:s/>11,873,0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32320.63617149" calcext:value-type="float">
            <text:p><text:s/>7,732,3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64047.872" calcext:value-type="float">
            <text:p><text:s/>664,0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4047.872" calcext:value-type="float">
            <text:p><text:s/>664,0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720488.63167957" calcext:value-type="float">
            <text:p><text:s/>7,720,48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6872328.43821699" calcext:value-type="float">
            <text:p><text:s/>6,872,32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9638.96" calcext:value-type="float">
            <text:p><text:s/>189,63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292145.8404" calcext:value-type="float">
            <text:p><text:s/>6,292,1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606708" calcext:value-type="float">
            <text:p><text:s/>3,606,7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6292145.8404" calcext:value-type="float">
            <text:p><text:s/>6,292,1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606708" calcext:value-type="float">
            <text:p><text:s/>3,606,7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34452.5064" calcext:value-type="float">
            <text:p><text:s/>934,45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68521.3253" calcext:value-type="float">
            <text:p><text:s/>468,52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65931.1811" calcext:value-type="float">
            <text:p><text:s/>465,93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7344.062" calcext:value-type="float">
            <text:p><text:s/>37,34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1709.1" calcext:value-type="float">
            <text:p><text:s/>21,70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6586982.05649643" calcext:value-type="float">
            <text:p><text:s/>6,586,98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80720.96795901" calcext:value-type="float">
            <text:p><text:s/>4,680,721 <text:s/></text:p>
          </table:table-cell>
          <table:table-cell table:style-name="ce44" office:value-type="float" office:value="222496.25" calcext:value-type="float">
            <text:p><text:s/>222,49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06935.7" calcext:value-type="float">
            <text:p><text:s/>606,93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6324527.19649643" calcext:value-type="float">
            <text:p><text:s/>6,324,52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680720.96795901" calcext:value-type="float">
            <text:p><text:s/>4,680,721 <text:s/></text:p>
          </table:table-cell>
          <table:table-cell table:style-name="ce44" office:value-type="float" office:value="196378.19" calcext:value-type="float">
            <text:p><text:s/>196,37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70598.9" calcext:value-type="float">
            <text:p><text:s/>370,59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324527.19649643" calcext:value-type="float">
            <text:p><text:s/>6,324,5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80720.96795901" calcext:value-type="float">
            <text:p><text:s/>4,680,721 <text:s/></text:p>
          </table:table-cell>
          <table:table-cell table:style-name="ce42" office:value-type="float" office:value="196378.19" calcext:value-type="float">
            <text:p><text:s/>196,3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0598.9" calcext:value-type="float">
            <text:p><text:s/>370,5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41386.093056" calcext:value-type="float">
            <text:p><text:s/>41,3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386.093056" calcext:value-type="float">
            <text:p><text:s/>41,3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15790.861816873" calcext:value-type="float">
            <text:p><text:s/>415,7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5790.861816873" calcext:value-type="float">
            <text:p><text:s/>415,7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30428.990103503" calcext:value-type="float">
            <text:p><text:s/>530,4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0428.990103503" calcext:value-type="float">
            <text:p><text:s/>530,4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851039.03364066" calcext:value-type="float">
            <text:p><text:s/>1,851,0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46261.95364066" calcext:value-type="float">
            <text:p><text:s/>1,846,2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97352.40323264" calcext:value-type="float">
            <text:p><text:s/>1,297,3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97352.40323264" calcext:value-type="float">
            <text:p><text:s/>1,297,3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73102.969941209" calcext:value-type="float">
            <text:p>( 73,10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73102.969941209" calcext:value-type="float">
            <text:p>( 73,10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24249.43329143" calcext:value-type="float">
            <text:p>( 1,224,24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24249.43329143" calcext:value-type="float">
            <text:p>( 1,224,24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10973.661713677" calcext:value-type="float">
            <text:p><text:s/>410,9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0973.661713677" calcext:value-type="float">
            <text:p><text:s/>410,9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32798.658358345" calcext:value-type="float">
            <text:p><text:s/>132,7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798.658358345" calcext:value-type="float">
            <text:p><text:s/>132,7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9914.310336" calcext:value-type="float">
            <text:p><text:s/>9,914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5137.230336" calcext:value-type="float">
            <text:p><text:s/>5,13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506.263552" calcext:value-type="float">
            <text:p><text:s/>2,5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6.263552" calcext:value-type="float">
            <text:p><text:s/>2,5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72.96" calcext:value-type="float">
            <text:p><text:s/>73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72.96" calcext:value-type="float">
            <text:p><text:s/>7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00553.404288" calcext:value-type="float">
            <text:p><text:s/>1,700,5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0553.404288" calcext:value-type="float">
            <text:p><text:s/>1,700,5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16692.178688" calcext:value-type="float">
            <text:p><text:s/>1,316,6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16692.178688" calcext:value-type="float">
            <text:p><text:s/>1,316,6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83861.2256" calcext:value-type="float">
            <text:p><text:s/>383,8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3861.2256" calcext:value-type="float">
            <text:p><text:s/>383,8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641145.50655343" calcext:value-type="float">
            <text:p><text:s/>1,641,1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16.358016" calcext:value-type="float">
            <text:p><text:s/>2,116 <text:s/></text:p>
          </table:table-cell>
          <table:table-cell table:style-name="ce42" office:value-type="float" office:value="196378.19" calcext:value-type="float">
            <text:p><text:s/>196,3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0598.9" calcext:value-type="float">
            <text:p><text:s/>370,5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639220.57368943" calcext:value-type="float">
            <text:p><text:s/>1,639,2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.425152" calcext:value-type="float">
            <text:p><text:s/>191 <text:s/></text:p>
          </table:table-cell>
          <table:table-cell table:style-name="ce42" office:value-type="float" office:value="196378.19" calcext:value-type="float">
            <text:p><text:s/>196,3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0598.9" calcext:value-type="float">
            <text:p><text:s/>370,5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924.932864" calcext:value-type="float">
            <text:p><text:s/>1,9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4.932864" calcext:value-type="float">
            <text:p><text:s/>1,9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62.058752" calcext:value-type="float">
            <text:p><text:s/>1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.058752" calcext:value-type="float">
            <text:p><text:s/>1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1442.024733967" calcext:value-type="float">
            <text:p><text:s/>141,4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442.024733967" calcext:value-type="float">
            <text:p><text:s/>141,4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62454.86" calcext:value-type="float">
            <text:p><text:s/>262,4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18.06" calcext:value-type="float">
            <text:p><text:s/>26,1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336.8" calcext:value-type="float">
            <text:p><text:s/>236,3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62454.86" calcext:value-type="float">
            <text:p><text:s/>262,4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18.06" calcext:value-type="float">
            <text:p><text:s/>26,1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6336.8" calcext:value-type="float">
            <text:p><text:s/>236,3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2451334.357661" calcext:value-type="float">
            <text:p><text:s/>122,451,3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946436.520857" calcext:value-type="float">
            <text:p><text:s/>82,946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519219.748238" calcext:value-type="float">
            <text:p><text:s/>38,519,2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1180738.011" calcext:value-type="float">
            <text:p><text:s/>91,180,7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203141.262762" calcext:value-type="float">
            <text:p><text:s/>55,203,1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77596.748238" calcext:value-type="float">
            <text:p><text:s/>35,977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339526.103214" calcext:value-type="float">
            <text:p><text:s/>2,339,5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9526.103214" calcext:value-type="float">
            <text:p><text:s/>2,339,52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8931070.243447" calcext:value-type="float">
            <text:p><text:s/>28,931,0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03769.154881" calcext:value-type="float">
            <text:p><text:s/>25,403,7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1623" calcext:value-type="float">
            <text:p><text:s/>2,541,6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2373516.86695" calcext:value-type="float">
            <text:p><text:s/>22,373,5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71831.86695" calcext:value-type="float">
            <text:p><text:s/>19,871,8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1685" calcext:value-type="float">
            <text:p><text:s/>2,501,6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2373516.86695" calcext:value-type="float">
            <text:p><text:s/>22,373,51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871831.86695" calcext:value-type="float">
            <text:p><text:s/>19,871,83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501685" calcext:value-type="float">
            <text:p><text:s/>2,501,68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53242.4301337906" calcext:value-type="float">
            <text:p><text:s/>53,242 <text:s/></text:p>
          </table:table-cell>
          <table:table-cell table:style-name="ce41" office:value-type="float" office:value="10240.2" calcext:value-type="float">
            <text:p><text:s/>10,240 <text:s/></text:p>
          </table:table-cell>
          <table:table-cell table:style-name="ce41" office:value-type="float" office:value="43002.2301337906" calcext:value-type="float">
            <text:p><text:s/>43,002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893790.5137971" calcext:value-type="float">
            <text:p><text:s/>60,893,791 <text:s/></text:p>
          </table:table-cell>
          <table:table-cell table:style-name="ce42" office:value-type="float" office:value="46223773.2" calcext:value-type="float">
            <text:p><text:s/>46,223,7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9270.9485" calcext:value-type="float">
            <text:p><text:s/>379,2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3657.18898" calcext:value-type="float">
            <text:p><text:s/>893,6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84821.5142526" calcext:value-type="float">
            <text:p><text:s/>16,984,8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903.212216" calcext:value-type="float">
            <text:p><text:s/>109,9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1984.4" calcext:value-type="float">
            <text:p><text:s/>1,181,9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5044" calcext:value-type="float">
            <text:p><text:s/>2,075,0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91528.0804350001" calcext:value-type="float">
            <text:p><text:s/>-91,528 <text:s/></text:p>
          </table:table-cell>
          <table:table-cell table:style-name="ce42" office:value-type="float" office:value="-461183.4" calcext:value-type="float">
            <text:p><text:s/>-461,18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23.569333" calcext:value-type="float">
            <text:p><text:s/>12,82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0796711.1101133" calcext:value-type="float">
            <text:p><text:s/>40,796,711 <text:s/></text:p>
          </table:table-cell>
          <table:table-cell table:style-name="ce43" office:value-type="float" office:value="46695196.8" calcext:value-type="float">
            <text:p><text:s/>46,695,197 <text:s/></text:p>
          </table:table-cell>
          <table:table-cell table:style-name="ce43" office:value-type="float" office:value="43002.2301337906" calcext:value-type="float">
            <text:p><text:s/>43,002 <text:s/></text:p>
          </table:table-cell>
          <table:table-cell table:style-name="ce43" office:value-type="float" office:value="379270.9485" calcext:value-type="float">
            <text:p><text:s/>379,27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70930.407431" calcext:value-type="float">
            <text:p><text:s/>770,93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73520.043697" calcext:value-type="float">
            <text:p><text:s/>6,173,5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629.293697" calcext:value-type="float">
            <text:p><text:s/>64,62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3" calcext:value-type="float">
            <text:p><text:s/>0 <text:s/></text:p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style-name="ce43" office:value-type="float" office:value="-596033.349069425" calcext:value-type="float">
            <text:p><text:s/>-596,033 <text:s/></text:p>
          </table:table-cell>
          <table:table-cell table:style-name="ce43" office:value-type="float" office:value="-279660.6" calcext:value-type="float">
            <text:p><text:s/>-279,66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2493.43214199447" calcext:value-type="float">
            <text:p><text:s/>-2,49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82178.879077525" calcext:value-type="float">
            <text:p><text:s/>182,179 <text:s/></text:p>
          </table:table-cell>
          <table:table-cell table:style-name="ce42" office:value-type="float" office:value="388782.689042924" calcext:value-type="float">
            <text:p><text:s/>388,783 <text:s/></text:p>
          </table:table-cell>
          <table:table-cell table:style-name="ce42" office:value-type="float" office:value="87559.665342125" calcext:value-type="float">
            <text:p><text:s/>87,560 <text:s/></text:p>
          </table:table-cell>
          <table:table-cell table:style-name="ce42" office:value-type="float" office:value="49312574.9099449" calcext:value-type="float">
            <text:p><text:s/>49,312,575 <text:s/></text:p>
          </table:table-cell>
          <table:table-cell table:style-name="ce42" office:value-type="float" office:value="46974857.4" calcext:value-type="float">
            <text:p><text:s/>46,974,857 <text:s/></text:p>
          </table:table-cell>
          <table:table-cell table:style-name="ce42" office:value-type="float" office:value="43002.2301337906" calcext:value-type="float">
            <text:p><text:s/>43,002 <text:s/></text:p>
          </table:table-cell>
          <table:table-cell table:style-name="ce42" office:value-type="float" office:value="379270.9485" calcext:value-type="float">
            <text:p><text:s/>379,271 <text:s/></text:p>
          </table:table-cell>
          <table:table-cell table:style-name="ce42" office:value-type="float" office:value="14235.0735628484" calcext:value-type="float">
            <text:p><text:s/>14,2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397130.5786338" calcext:value-type="float">
            <text:p><text:s/>47,397,131 <text:s/></text:p>
          </table:table-cell>
          <table:table-cell table:style-name="ce42" office:value-type="float" office:value="46974857.4" calcext:value-type="float">
            <text:p><text:s/>46,974,857 <text:s/></text:p>
          </table:table-cell>
          <table:table-cell table:style-name="ce42" office:value-type="float" office:value="43002.2301337906" calcext:value-type="float">
            <text:p><text:s/>43,002 <text:s/></text:p>
          </table:table-cell>
          <table:table-cell table:style-name="ce42" office:value-type="float" office:value="379270.9485" calcext:value-type="float">
            <text:p><text:s/>379,2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77325.08" calcext:value-type="float">
            <text:p><text:s/>1,377,3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1.44" calcext:value-type="float">
            <text:p><text:s/>2,2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82178.879077525" calcext:value-type="float">
            <text:p><text:s/>182,179 <text:s/></text:p>
          </table:table-cell>
          <table:table-cell table:style-name="ce43" office:value-type="float" office:value="388782.689042924" calcext:value-type="float">
            <text:p><text:s/>388,783 <text:s/></text:p>
          </table:table-cell>
          <table:table-cell table:style-name="ce43" office:value-type="float" office:value="87559.665342125" calcext:value-type="float">
            <text:p><text:s/>87,560 <text:s/></text:p>
          </table:table-cell>
          <table:table-cell table:style-name="ce43" office:value-type="float" office:value="535897.811311062" calcext:value-type="float">
            <text:p><text:s/>535,89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235.0735628484" calcext:value-type="float">
            <text:p><text:s/>14,23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066807.98" calcext:value-type="float">
            <text:p><text:s/>1,066,808 <text:s/></text:p>
          </table:table-cell>
          <table:table-cell table:style-name="ce42" office:value-type="float" office:value="1405620.1173" calcext:value-type="float">
            <text:p><text:s/>1,405,620 <text:s/></text:p>
          </table:table-cell>
          <table:table-cell table:style-name="ce42" office:value-type="float" office:value="213009.7431" calcext:value-type="float">
            <text:p><text:s/>213,010 <text:s/></text:p>
          </table:table-cell>
          <table:table-cell table:style-name="ce42" office:value-type="float" office:value="53864636.7552169" calcext:value-type="float">
            <text:p><text:s/>53,864,6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0737.5340609" calcext:value-type="float">
            <text:p><text:s/>1,320,738 <text:s/></text:p>
          </table:table-cell>
          <table:table-cell table:style-name="ce42" office:value-type="float" office:value="1658785.567581" calcext:value-type="float">
            <text:p><text:s/>1,658,78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066807.98" calcext:value-type="float">
            <text:p><text:s/>1,066,808 <text:s/></text:p>
          </table:table-cell>
          <table:table-cell table:style-name="ce42" office:value-type="float" office:value="1405620.1173" calcext:value-type="float">
            <text:p><text:s/>1,405,620 <text:s/></text:p>
          </table:table-cell>
          <table:table-cell table:style-name="ce42" office:value-type="float" office:value="213009.7431" calcext:value-type="float">
            <text:p><text:s/>213,010 <text:s/></text:p>
          </table:table-cell>
          <table:table-cell table:style-name="ce42" office:value-type="float" office:value="49053187.1874889" calcext:value-type="float">
            <text:p><text:s/>49,053,1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0737.5340609" calcext:value-type="float">
            <text:p><text:s/>1,320,738 <text:s/></text:p>
          </table:table-cell>
          <table:table-cell table:style-name="ce42" office:value-type="float" office:value="1318264.903053" calcext:value-type="float">
            <text:p><text:s/>1,318,26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811449.567728" calcext:value-type="float">
            <text:p><text:s/>4,811,45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40520.664528" calcext:value-type="float">
            <text:p><text:s/>340,5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77410.94" calcext:value-type="float">
            <text:p><text:s/>177,411 <text:s/></text:p>
          </table:table-cell>
          <table:table-cell table:style-name="ce42" office:value-type="float" office:value="704862.0768" calcext:value-type="float">
            <text:p><text:s/>704,862 <text:s/></text:p>
          </table:table-cell>
          <table:table-cell table:style-name="ce42" office:value-type="float" office:value="52179.4896" calcext:value-type="float">
            <text:p><text:s/>52,179 <text:s/></text:p>
          </table:table-cell>
          <table:table-cell table:style-name="ce42" office:value-type="float" office:value="2190642.30744032" calcext:value-type="float">
            <text:p><text:s/>2,190,6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6218.81398287" calcext:value-type="float">
            <text:p><text:s/>1,306,219 <text:s/></text:p>
          </table:table-cell>
          <table:table-cell table:style-name="ce42" office:value-type="float" office:value="88802.3692676548" calcext:value-type="float">
            <text:p><text:s/>88,8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0.24" calcext:value-type="float">
            <text:p><text:s/>2,1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66634.16" calcext:value-type="float">
            <text:p><text:s/>166,634 <text:s/></text:p>
          </table:table-cell>
          <table:table-cell table:style-name="ce42" office:value-type="float" office:value="249707.6757" calcext:value-type="float">
            <text:p><text:s/>249,708 <text:s/></text:p>
          </table:table-cell>
          <table:table-cell table:style-name="ce42" office:value-type="float" office:value="52179.4896" calcext:value-type="float">
            <text:p><text:s/>52,179 <text:s/></text:p>
          </table:table-cell>
          <table:table-cell table:style-name="ce42" office:value-type="float" office:value="14649.36" calcext:value-type="float">
            <text:p><text:s/>14,6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0776.78" calcext:value-type="float">
            <text:p><text:s/>10,777 <text:s/></text:p>
          </table:table-cell>
          <table:table-cell table:style-name="ce42" office:value-type="float" office:value="455154.4011" calcext:value-type="float">
            <text:p><text:s/>455,1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0899.46068367" calcext:value-type="float">
            <text:p><text:s/>2,170,89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6218.81398287" calcext:value-type="float">
            <text:p><text:s/>1,306,219 <text:s/></text:p>
          </table:table-cell>
          <table:table-cell table:style-name="ce42" office:value-type="float" office:value="87666.122511" calcext:value-type="float">
            <text:p><text:s/>87,66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8.2" calcext:value-type="float">
            <text:p><text:s/>1,7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55.04675665479" calcext:value-type="float">
            <text:p><text:s/>1,25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36.24675665479" calcext:value-type="float">
            <text:p><text:s/>1,13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03.28" calcext:value-type="float">
            <text:p><text:s/>203 <text:s/></text:p>
          </table:table-cell>
          <table:table-cell table:style-name="ce44" office:value-type="float" office:value="4535.0382" calcext:value-type="float">
            <text:p><text:s/>4,535 <text:s/></text:p>
          </table:table-cell>
          <table:table-cell table:style-name="ce44" office:value-type="float" office:value="10896.6438" calcext:value-type="float">
            <text:p><text:s/>10,89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07014.880922475" calcext:value-type="float">
            <text:p><text:s/>707,015 <text:s/></text:p>
          </table:table-cell>
          <table:table-cell table:style-name="ce44" office:value-type="float" office:value="307440.313257075" calcext:value-type="float">
            <text:p><text:s/>307,440 <text:s/></text:p>
          </table:table-cell>
          <table:table-cell table:style-name="ce44" office:value-type="float" office:value="62373.944357875" calcext:value-type="float">
            <text:p><text:s/>62,374 <text:s/></text:p>
          </table:table-cell>
          <table:table-cell table:style-name="ce44" office:value-type="float" office:value="37580643.9533175" calcext:value-type="float">
            <text:p><text:s/>37,580,64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83.646515185602" calcext:value-type="float">
            <text:p><text:s/>284 <text:s/></text:p>
          </table:table-cell>
          <table:table-cell table:style-name="ce44" office:value-type="float" office:value="2278777.74418934" calcext:value-type="float">
            <text:p><text:s/>2,278,77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07014.880922475" calcext:value-type="float">
            <text:p><text:s/>707,015 <text:s/></text:p>
          </table:table-cell>
          <table:table-cell table:style-name="ce44" office:value-type="float" office:value="307440.313257075" calcext:value-type="float">
            <text:p><text:s/>307,440 <text:s/></text:p>
          </table:table-cell>
          <table:table-cell table:style-name="ce44" office:value-type="float" office:value="62373.944357875" calcext:value-type="float">
            <text:p><text:s/>62,374 <text:s/></text:p>
          </table:table-cell>
          <table:table-cell table:style-name="ce44" office:value-type="float" office:value="17221619.6018405" calcext:value-type="float">
            <text:p><text:s/>17,221,620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283.646515185602" calcext:value-type="float">
            <text:p><text:s/>284 <text:s/></text:p>
          </table:table-cell>
          <table:table-cell table:style-name="ce44" office:value-type="float" office:value="1588717.48620734" calcext:value-type="float">
            <text:p><text:s/>1,588,7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07014.880922475" calcext:value-type="float">
            <text:p><text:s/>707,015 <text:s/></text:p>
          </table:table-cell>
          <table:table-cell table:style-name="ce42" office:value-type="float" office:value="307440.313257075" calcext:value-type="float">
            <text:p><text:s/>307,440 <text:s/></text:p>
          </table:table-cell>
          <table:table-cell table:style-name="ce42" office:value-type="float" office:value="62373.944357875" calcext:value-type="float">
            <text:p><text:s/>62,374 <text:s/></text:p>
          </table:table-cell>
          <table:table-cell table:style-name="ce42" office:value-type="float" office:value="3136712.32097217" calcext:value-type="float">
            <text:p><text:s/>3,136,7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.646515185602" calcext:value-type="float">
            <text:p><text:s/>284 <text:s/></text:p>
          </table:table-cell>
          <table:table-cell table:style-name="ce42" office:value-type="float" office:value="298271.325339" calcext:value-type="float">
            <text:p><text:s/>298,27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947.90974" calcext:value-type="float">
            <text:p><text:s/>41,9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29.60974" calcext:value-type="float">
            <text:p><text:s/>2,6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980.589153326" calcext:value-type="float">
            <text:p><text:s/>252,9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94.057805" calcext:value-type="float">
            <text:p><text:s/>6,1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698.875223978" calcext:value-type="float">
            <text:p><text:s/>359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3.282026" calcext:value-type="float">
            <text:p><text:s/>9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96.954225" calcext:value-type="float">
            <text:p><text:s/>16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02.954225" calcext:value-type="float">
            <text:p><text:s/>2,5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53.790767" calcext:value-type="float">
            <text:p><text:s/>7,0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.230767" calcext:value-type="float">
            <text:p><text:s/>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763.348946498" calcext:value-type="float">
            <text:p><text:s/>112,7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5.244091" calcext:value-type="float">
            <text:p><text:s/>2,0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90.856655" calcext:value-type="float">
            <text:p><text:s/>3,4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15.016655" calcext:value-type="float">
            <text:p><text:s/>2,5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777.08" calcext:value-type="float">
            <text:p><text:s/>4,7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7598.42830549" calcext:value-type="float">
            <text:p><text:s/>1,057,59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.646515185602" calcext:value-type="float">
            <text:p><text:s/>284 <text:s/></text:p>
          </table:table-cell>
          <table:table-cell table:style-name="ce42" office:value-type="float" office:value="143915.646087" calcext:value-type="float">
            <text:p><text:s/>143,9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4418.964512413" calcext:value-type="float">
            <text:p><text:s/>824,4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114.375254" calcext:value-type="float">
            <text:p><text:s/>58,1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00484.797836797" calcext:value-type="float">
            <text:p>( 700,48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7520.903698" calcext:value-type="float">
            <text:p>( 57,52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3560.726675616" calcext:value-type="float">
            <text:p>( 123,56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93.471556" calcext:value-type="float">
            <text:p>( 59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73.44" calcext:value-type="float">
            <text:p>( 37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481.435208053" calcext:value-type="float">
            <text:p><text:s/>109,4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.646515185602" calcext:value-type="float">
            <text:p><text:s/>2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062.3177520256" calcext:value-type="float">
            <text:p><text:s/>33,06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777.08" calcext:value-type="float">
            <text:p><text:s/>4,777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0635.710833" calcext:value-type="float">
            <text:p><text:s/>90,63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5801.270833" calcext:value-type="float">
            <text:p><text:s/>85,8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116.645518" calcext:value-type="float">
            <text:p><text:s/>121,1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26.345518" calcext:value-type="float">
            <text:p><text:s/>2,9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328.074264" calcext:value-type="float">
            <text:p><text:s/>60,3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11.634264" calcext:value-type="float">
            <text:p><text:s/>2,71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9816.00341" calcext:value-type="float">
            <text:p><text:s/>79,81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874.40341" calcext:value-type="float">
            <text:p><text:s/>5,8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271.954757" calcext:value-type="float">
            <text:p><text:s/>253,2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42.494757" calcext:value-type="float">
            <text:p><text:s/>8,4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257.22" calcext:value-type="float">
            <text:p><text:s/>42,2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1014.734757" calcext:value-type="float">
            <text:p><text:s/>211,0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42.494757" calcext:value-type="float">
            <text:p><text:s/>8,4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952.998131" calcext:value-type="float">
            <text:p>( 4,95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845.478131" calcext:value-type="float">
            <text:p>( 4,845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843.57235" calcext:value-type="float">
            <text:p>( 2,844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749.05235" calcext:value-type="float">
            <text:p>( 1,74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02237.800922475" calcext:value-type="float">
            <text:p><text:s/>702,238 <text:s/></text:p>
          </table:table-cell>
          <table:table-cell table:style-name="ce42" office:value-type="float" office:value="307440.313257075" calcext:value-type="float">
            <text:p><text:s/>307,440 <text:s/></text:p>
          </table:table-cell>
          <table:table-cell table:style-name="ce42" office:value-type="float" office:value="62373.944357875" calcext:value-type="float">
            <text:p><text:s/>62,374 <text:s/></text:p>
          </table:table-cell>
          <table:table-cell table:style-name="ce42" office:value-type="float" office:value="371274.087285" calcext:value-type="float">
            <text:p><text:s/>371,2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760.746485" calcext:value-type="float">
            <text:p><text:s/>16,7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02237.800922475" calcext:value-type="float">
            <text:p><text:s/>702,238 <text:s/></text:p>
          </table:table-cell>
          <table:table-cell table:style-name="ce42" office:value-type="float" office:value="307440.313257075" calcext:value-type="float">
            <text:p><text:s/>307,440 <text:s/></text:p>
          </table:table-cell>
          <table:table-cell table:style-name="ce42" office:value-type="float" office:value="62373.944357875" calcext:value-type="float">
            <text:p><text:s/>62,374 <text:s/></text:p>
          </table:table-cell>
          <table:table-cell table:style-name="ce42" office:value-type="float" office:value="311066.009139" calcext:value-type="float">
            <text:p><text:s/>311,0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79.248339" calcext:value-type="float">
            <text:p><text:s/>9,97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208.078146" calcext:value-type="float">
            <text:p><text:s/>60,2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81.498146" calcext:value-type="float">
            <text:p><text:s/>6,7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854.683215" calcext:value-type="float">
            <text:p>( 6,85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831.003215" calcext:value-type="float">
            <text:p>( 4,83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474.817342" calcext:value-type="float">
            <text:p><text:s/>72,4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35.237342" calcext:value-type="float">
            <text:p><text:s/>4,33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634.133928" calcext:value-type="float">
            <text:p><text:s/>9,634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769.533928" calcext:value-type="float">
            <text:p><text:s/>2,77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3324.7436398668" calcext:value-type="float">
            <text:p><text:s/>63,3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30.436923" calcext:value-type="float">
            <text:p><text:s/>3,3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337.357043" calcext:value-type="float">
            <text:p><text:s/>35,3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56.167043" calcext:value-type="float">
            <text:p><text:s/>6,7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319.691407" calcext:value-type="float">
            <text:p><text:s/>92,3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686.751407" calcext:value-type="float">
            <text:p><text:s/>82,6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5.3320000084" calcext:value-type="float">
            <text:p><text:s/>86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189.472866" calcext:value-type="float">
            <text:p><text:s/>90,1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98.532866" calcext:value-type="float">
            <text:p><text:s/>79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4629.254496" calcext:value-type="float">
            <text:p><text:s/>34,62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10881.710605" calcext:value-type="float">
            <text:p><text:s/>11,610,8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801.741925" calcext:value-type="float">
            <text:p><text:s/>83,8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6488.8" calcext:value-type="float">
            <text:p><text:s/>86,48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43206.950605" calcext:value-type="float">
            <text:p><text:s/>11,343,2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801.741925" calcext:value-type="float">
            <text:p><text:s/>83,8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006" calcext:value-type="float">
            <text:p><text:s/>27,0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4179.96" calcext:value-type="float">
            <text:p><text:s/>154,18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0822.082423" calcext:value-type="float">
            <text:p><text:s/>410,82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331103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290.682423" calcext:value-type="float">
            <text:p><text:s/>75,2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331103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5531.4" calcext:value-type="float">
            <text:p><text:s/>335,53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5501.266264236" calcext:value-type="float">
            <text:p><text:s/>925,5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916.8662642356" calcext:value-type="float">
            <text:p><text:s/>68,9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1917.248112236" calcext:value-type="float">
            <text:p><text:s/>441,9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598.4181122356" calcext:value-type="float">
            <text:p><text:s/>68,5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42.88" calcext:value-type="float">
            <text:p><text:s/>8,9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99.8" calcext:value-type="float">
            <text:p><text:s/>12,20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35.92" calcext:value-type="float">
            <text:p><text:s/>9,5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12.06" calcext:value-type="float">
            <text:p><text:s/>5,1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9142.4286" calcext:value-type="float">
            <text:p><text:s/>319,1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41.2486" calcext:value-type="float">
            <text:p><text:s/>24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8650.929552" calcext:value-type="float">
            <text:p><text:s/>128,65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7.199552" calcext:value-type="float">
            <text:p><text:s/>77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137702.2215761" calcext:value-type="float">
            <text:p><text:s/>1,137,70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37702.2215761" calcext:value-type="float">
            <text:p><text:s/>1,137,7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59024.351477" calcext:value-type="float">
            <text:p><text:s/>20,359,0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0060.257982" calcext:value-type="float">
            <text:p><text:s/>690,0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59024.351477" calcext:value-type="float">
            <text:p><text:s/>20,359,0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90060.257982" calcext:value-type="float">
            <text:p><text:s/>690,0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079031.037982" calcext:value-type="float">
            <text:p>( 17,079,03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90060.257982" calcext:value-type="float">
            <text:p>( 690,06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30400.801157" calcext:value-type="float">
            <text:p><text:s/>330,401 <text:s/></text:p>
          </table:table-cell>
          <table:table-cell table:style-name="ce42" office:value-type="float" office:value="570688.788595" calcext:value-type="float">
            <text:p><text:s/>570,689 <text:s/></text:p>
          </table:table-cell>
          <table:table-cell table:style-name="ce42" office:value-type="float" office:value="84588.498814" calcext:value-type="float">
            <text:p><text:s/>84,588 <text:s/></text:p>
          </table:table-cell>
          <table:table-cell table:style-name="ce42" office:value-type="float" office:value="7609419.230628" calcext:value-type="float">
            <text:p><text:s/>7,609,4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869.451559" calcext:value-type="float">
            <text:p><text:s/>55,8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59842.872" calcext:value-type="float">
            <text:p><text:s/>5,659,8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534.131187" calcext:value-type="float">
            <text:p><text:s/>7,5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30400.801157" calcext:value-type="float">
            <text:p><text:s/>330,401 <text:s/></text:p>
          </table:table-cell>
          <table:table-cell table:style-name="ce42" office:value-type="float" office:value="570688.788595" calcext:value-type="float">
            <text:p><text:s/>570,689 <text:s/></text:p>
          </table:table-cell>
          <table:table-cell table:style-name="ce42" office:value-type="float" office:value="84588.498814" calcext:value-type="float">
            <text:p><text:s/>84,588 <text:s/></text:p>
          </table:table-cell>
          <table:table-cell table:style-name="ce42" office:value-type="float" office:value="1942042.227441" calcext:value-type="float">
            <text:p><text:s/>1,942,0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869.451559" calcext:value-type="float">
            <text:p><text:s/>55,8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8868.520008" calcext:value-type="float">
            <text:p><text:s/>1,468,8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68868.520008" calcext:value-type="float">
            <text:p><text:s/>1,468,86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13458.44" calcext:value-type="float">
            <text:p><text:s/>10,613,4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022.2132144305" calcext:value-type="float">
            <text:p><text:s/>33,022 <text:s/></text:p>
          </table:table-cell>
          <table:table-cell table:number-columns-repeated="2" table:style-name="ce42" office:value-type="float" office:value="3365880.18" calcext:value-type="float">
            <text:p><text:s/>3,365,8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8643.2" calcext:value-type="float">
            <text:p><text:s/>1,318,6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075044" calcext:value-type="float">
            <text:p><text:s/>2,075,0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46111.26" calcext:value-type="float">
            <text:p><text:s/>-46,111 <text:s/></text:p>
          </table:table-cell>
          <table:table-cell table:number-columns-repeated="2" table:style-name="ce42" office:value-type="float" office:value="46099.326" calcext:value-type="float">
            <text:p><text:s/>46,0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994.4" calcext:value-type="float">
            <text:p><text:s/>31,994 <text:s/></text:p>
          </table:table-cell>
          <table:table-cell table:style-name="ce42" office:value-type="float" office:value="802.4" calcext:value-type="float">
            <text:p><text:s/>8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626547.4867856" calcext:value-type="float">
            <text:p><text:s/>10,626,547 <text:s/></text:p>
          </table:table-cell>
          <table:table-cell table:number-columns-repeated="2" table:style-name="ce43" office:value-type="float" office:value="-3411979.506" calcext:value-type="float">
            <text:p><text:s/>-3,411,98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425681.6" calcext:value-type="float">
            <text:p><text:s/>-3,425,682 <text:s/></text:p>
          </table:table-cell>
          <table:table-cell table:style-name="ce43" office:value-type="float" office:value="-802.4" calcext:value-type="float">
            <text:p><text:s/>-8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59676.26" calcext:value-type="float">
            <text:p><text:s/>3,159,676 <text:s/></text:p>
          </table:table-cell>
          <table:table-cell table:number-columns-repeated="2" table:style-name="ce42" office:value-type="float" office:value="60645" calcext:value-type="float">
            <text:p><text:s/>60,6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12" calcext:value-type="float">
            <text:p><text:s/>22,6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3023.7732144305" calcext:value-type="float">
            <text:p><text:s/>-33,024 <text:s/></text:p>
          </table:table-cell>
          <table:table-cell table:number-columns-repeated="2" table:style-name="ce43" office:value-type="float" office:value="-75799.854" calcext:value-type="float">
            <text:p><text:s/>-75,80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06756.8" calcext:value-type="float">
            <text:p><text:s/>206,757 <text:s/></text:p>
          </table:table-cell>
          <table:table-cell table:style-name="ce43" office:value-type="float" office:value="-4228.75" calcext:value-type="float">
            <text:p><text:s/>-4,22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89075.78" calcext:value-type="float">
            <text:p><text:s/>8,889,076 <text:s/></text:p>
          </table:table-cell>
          <table:table-cell table:number-columns-repeated="2" table:style-name="ce42" office:value-type="float" office:value="11029329.792" calcext:value-type="float">
            <text:p><text:s/>11,029,3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67167.2" calcext:value-type="float">
            <text:p><text:s/>3,867,1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89075.78" calcext:value-type="float">
            <text:p><text:s/>8,889,076 <text:s/></text:p>
          </table:table-cell>
          <table:table-cell table:number-columns-repeated="2" table:style-name="ce42" office:value-type="float" office:value="7011892.9464" calcext:value-type="float">
            <text:p><text:s/>7,011,8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67167.2" calcext:value-type="float">
            <text:p><text:s/>3,867,1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017436.8456" calcext:value-type="float">
            <text:p><text:s/>4,017,43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81.92" calcext:value-type="float">
            <text:p><text:s/>3,4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61.24" calcext:value-type="float">
            <text:p><text:s/>1,76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08.2" calcext:value-type="float">
            <text:p><text:s/>1,7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2.48" calcext:value-type="float">
            <text:p><text:s/>1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6388970.78" calcext:value-type="float">
            <text:p><text:s/>16,388,971 <text:s/></text:p>
          </table:table-cell>
          <table:table-cell table:number-columns-repeated="2" table:style-name="ce44" office:value-type="float" office:value="7629023.22" calcext:value-type="float">
            <text:p><text:s/>7,629,023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2116.8" calcext:value-type="float">
            <text:p><text:s/>212,117 <text:s/></text:p>
          </table:table-cell>
          <table:table-cell table:style-name="ce44" office:value-type="float" office:value="3424.65" calcext:value-type="float">
            <text:p><text:s/>3,42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629023.22" calcext:value-type="float">
            <text:p><text:s/>7,629,023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2116.8" calcext:value-type="float">
            <text:p><text:s/>212,117 <text:s/></text:p>
          </table:table-cell>
          <table:table-cell table:style-name="ce44" office:value-type="float" office:value="3424.65" calcext:value-type="float">
            <text:p><text:s/>3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908.5" calcext:value-type="float">
            <text:p><text:s/>5,9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8.4" calcext:value-type="float">
            <text:p><text:s/>1,118 <text:s/></text:p>
          </table:table-cell>
          <table:table-cell table:style-name="ce42" office:value-type="float" office:value="4.25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.5" calcext:value-type="float">
            <text:p><text:s/>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37.58" calcext:value-type="float">
            <text:p><text:s/>4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02" calcext:value-type="float">
            <text:p><text:s/>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0.26" calcext:value-type="float">
            <text:p><text:s/>1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24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6" calcext:value-type="float">
            <text:p><text:s/>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6" calcext:value-type="float">
            <text:p><text:s/>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8.5" calcext:value-type="float">
            <text:p><text:s/>5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2.4" calcext:value-type="float">
            <text:p><text:s/>1,10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.22" calcext:value-type="float">
            <text:p><text:s/>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.42" calcext:value-type="float">
            <text:p><text:s/>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7.8" calcext:value-type="float">
            <text:p>( 8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1.24" calcext:value-type="float">
            <text:p><text:s/>2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4.58" calcext:value-type="float">
            <text:p><text:s/>16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.66" calcext:value-type="float">
            <text:p><text:s/>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14" calcext:value-type="float">
            <text:p><text:s/>1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85.8" calcext:value-type="float">
            <text:p><text:s/>8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7.88" calcext:value-type="float">
            <text:p><text:s/>3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55.54" calcext:value-type="float">
            <text:p><text:s/>3,8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4.94" calcext:value-type="float">
            <text:p><text:s/>1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25.1" calcext:value-type="float">
            <text:p><text:s/>4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1.54" calcext:value-type="float">
            <text:p><text:s/>1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79508.94948" calcext:value-type="float">
            <text:p><text:s/>7,579,5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488.8" calcext:value-type="float">
            <text:p><text:s/>86,4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6488.8" calcext:value-type="float">
            <text:p><text:s/>86,4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579508.94948" calcext:value-type="float">
            <text:p><text:s/>7,579,5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900.45052" calcext:value-type="float">
            <text:p><text:s/>8,9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900.45052" calcext:value-type="float">
            <text:p><text:s/>8,9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705.32" calcext:value-type="float">
            <text:p><text:s/>34,70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509.6" calcext:value-type="float">
            <text:p><text:s/>124,510 <text:s/></text:p>
          </table:table-cell>
          <table:table-cell table:style-name="ce42" office:value-type="float" office:value="3420.4" calcext:value-type="float">
            <text:p><text:s/>3,4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583.55" calcext:value-type="float">
            <text:p><text:s/>1,5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50.08" calcext:value-type="float">
            <text:p><text:s/>7,7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79.46" calcext:value-type="float">
            <text:p><text:s/>2,5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710.52" calcext:value-type="float">
            <text:p><text:s/>21,7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509.6" calcext:value-type="float">
            <text:p><text:s/>124,510 <text:s/></text:p>
          </table:table-cell>
          <table:table-cell table:style-name="ce42" office:value-type="float" office:value="936.7" calcext:value-type="float">
            <text:p><text:s/>93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665.26" calcext:value-type="float">
            <text:p><text:s/>2,66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00.15" calcext:value-type="float">
            <text:p><text:s/>90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88970.78" calcext:value-type="float">
            <text:p><text:s/>16,388,9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88970.78" calcext:value-type="float">
            <text:p><text:s/>16,388,9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388970.78" calcext:value-type="float">
            <text:p>( 16,388,97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9512" calcext:value-type="float">
            <text:p><text:s/>1,039,5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942.08" calcext:value-type="float">
            <text:p><text:s/>259,942 <text:s/></text:p>
          </table:table-cell>
          <table:table-cell table:style-name="ce42" office:value-type="float" office:value="15463" calcext:value-type="float">
            <text:p><text:s/>15,463 <text:s/></text:p>
          </table:table-cell>
          <table:table-cell table:style-name="ce42" office:value-type="float" office:value="1016092.27631711" calcext:value-type="float">
            <text:p><text:s/>1,016,092 <text:s/></text:p>
          </table:table-cell>
          <table:table-cell table:style-name="ce42" office:value-type="float" office:value="48071.7" calcext:value-type="float">
            <text:p><text:s/>48,072 <text:s/></text:p>
          </table:table-cell>
          <table:table-cell table:style-name="ce42" office:value-type="float" office:value="25279.78" calcext:value-type="float">
            <text:p><text:s/>25,280 <text:s/></text:p>
          </table:table-cell>
          <table:table-cell table:style-name="ce42" office:value-type="float" office:value="379269.9" calcext:value-type="float">
            <text:p><text:s/>379,2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344619.48" calcext:value-type="float">
            <text:p><text:s/>9,344,619 <text:s/></text:p>
          </table:table-cell>
          <table:table-cell table:style-name="ce42" office:value-type="float" office:value="1332593.28" calcext:value-type="float">
            <text:p><text:s/>1,332,593 <text:s/></text:p>
          </table:table-cell>
          <table:table-cell table:style-name="ce42" office:value-type="float" office:value="86.4" calcext:value-type="float">
            <text:p><text:s/>86 <text:s/></text:p>
          </table:table-cell>
          <table:table-cell table:style-name="ce42" office:value-type="float" office:value="774692.16" calcext:value-type="float">
            <text:p><text:s/>774,692 <text:s/></text:p>
          </table:table-cell>
          <table:table-cell table:style-name="ce42" office:value-type="float" office:value="227300" calcext:value-type="float">
            <text:p><text:s/>227,300 <text:s/></text:p>
          </table:table-cell>
          <table:table-cell table:style-name="ce42" office:value-type="float" office:value="112246.488822131" calcext:value-type="float">
            <text:p><text:s/>112,246 <text:s/></text:p>
          </table:table-cell>
          <table:table-cell table:style-name="ce42" office:value-type="float" office:value="15662.7" calcext:value-type="float">
            <text:p><text:s/>15,663 <text:s/></text:p>
          </table:table-cell>
          <table:table-cell table:style-name="ce42" office:value-type="float" office:value="261010.1" calcext:value-type="float">
            <text:p><text:s/>261,010 <text:s/></text:p>
          </table:table-cell>
          <table:table-cell table:style-name="ce42" office:value-type="float" office:value="89162.1" calcext:value-type="float">
            <text:p><text:s/>89,1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23952.08" calcext:value-type="float">
            <text:p><text:s/>123,952 <text:s/></text:p>
          </table:table-cell>
          <table:table-cell table:style-name="ce42" office:value-type="float" office:value="1057947.84" calcext:value-type="float">
            <text:p><text:s/>1,057,9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.48" calcext:value-type="float">
            <text:p><text:s/>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3700.20012" calcext:value-type="float">
            <text:p><text:s/>123,700 <text:s/></text:p>
          </table:table-cell>
          <table:table-cell table:style-name="ce42" office:value-type="float" office:value="543556.274112" calcext:value-type="float">
            <text:p><text:s/>543,556 <text:s/></text:p>
          </table:table-cell>
          <table:table-cell table:style-name="ce42" office:value-type="float" office:value="1539" calcext:value-type="float">
            <text:p><text:s/>1,539 <text:s/></text:p>
          </table:table-cell>
          <table:table-cell table:style-name="ce42" office:value-type="float" office:value="36179.52" calcext:value-type="float">
            <text:p><text:s/>36,180 <text:s/></text:p>
          </table:table-cell>
          <table:table-cell table:style-name="ce42" office:value-type="float" office:value="23720" calcext:value-type="float">
            <text:p><text:s/>23,720 <text:s/></text:p>
          </table:table-cell>
          <table:table-cell table:style-name="ce42" office:value-type="float" office:value="639.929999999962" calcext:value-type="float">
            <text:p><text:s/>640 <text:s/></text:p>
          </table:table-cell>
          <table:table-cell table:style-name="ce42" office:value-type="float" office:value="-1014.3" calcext:value-type="float">
            <text:p><text:s/>-1,014 <text:s/></text:p>
          </table:table-cell>
          <table:table-cell table:style-name="ce42" office:value-type="float" office:value="-204960.64" calcext:value-type="float">
            <text:p><text:s/>-204,961 <text:s/></text:p>
          </table:table-cell>
          <table:table-cell table:style-name="ce42" office:value-type="float" office:value="-199313.1" calcext:value-type="float">
            <text:p><text:s/>-199,31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9592271.76012" calcext:value-type="float">
            <text:p><text:s/>-9,592,272 <text:s/></text:p>
          </table:table-cell>
          <table:table-cell table:style-name="ce43" office:value-type="float" office:value="-1894585.394112" calcext:value-type="float">
            <text:p><text:s/>-1,894,585 <text:s/></text:p>
          </table:table-cell>
          <table:table-cell table:style-name="ce43" office:value-type="float" office:value="-1625.4" calcext:value-type="float">
            <text:p><text:s/>-1,625 <text:s/></text:p>
          </table:table-cell>
          <table:table-cell table:style-name="ce43" office:value-type="float" office:value="-551014.08" calcext:value-type="float">
            <text:p><text:s/>-551,014 <text:s/></text:p>
          </table:table-cell>
          <table:table-cell table:style-name="ce43" office:value-type="float" office:value="-235557" calcext:value-type="float">
            <text:p><text:s/>-235,557 <text:s/></text:p>
          </table:table-cell>
          <table:table-cell table:style-name="ce43" office:value-type="float" office:value="903205.857494979" calcext:value-type="float">
            <text:p><text:s/>903,206 <text:s/></text:p>
          </table:table-cell>
          <table:table-cell table:style-name="ce43" office:value-type="float" office:value="33423.3" calcext:value-type="float">
            <text:p><text:s/>33,423 <text:s/></text:p>
          </table:table-cell>
          <table:table-cell table:style-name="ce43" office:value-type="float" office:value="-30769.68" calcext:value-type="float">
            <text:p><text:s/>-30,770 <text:s/></text:p>
          </table:table-cell>
          <table:table-cell table:style-name="ce43" office:value-type="float" office:value="489420.9" calcext:value-type="float">
            <text:p><text:s/>489,4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53254.64" calcext:value-type="float">
            <text:p><text:s/>153,255 <text:s/></text:p>
          </table:table-cell>
          <table:table-cell table:style-name="ce42" office:value-type="float" office:value="2278825.92" calcext:value-type="float">
            <text:p><text:s/>2,278,826 <text:s/></text:p>
          </table:table-cell>
          <table:table-cell table:style-name="ce42" office:value-type="float" office:value="760.5" calcext:value-type="float">
            <text:p><text:s/>761 <text:s/></text:p>
          </table:table-cell>
          <table:table-cell table:style-name="ce42" office:value-type="float" office:value="23149.44" calcext:value-type="float">
            <text:p><text:s/>23,1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89.79" calcext:value-type="float">
            <text:p><text:s/>1,09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8877.2" calcext:value-type="float">
            <text:p><text:s/>408,87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19956.26464" calcext:value-type="float">
            <text:p><text:s/>-219,956 <text:s/></text:p>
          </table:table-cell>
          <table:table-cell table:style-name="ce43" office:value-type="float" office:value="-187627.475073" calcext:value-type="float">
            <text:p><text:s/>-187,62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5761.0417122908" calcext:value-type="float">
            <text:p><text:s/>45,761 <text:s/></text:p>
          </table:table-cell>
          <table:table-cell table:style-name="ce42" office:value-type="float" office:value="1468798.50809544" calcext:value-type="float">
            <text:p><text:s/>1,468,79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3007.53056864" calcext:value-type="float">
            <text:p><text:s/>383,008 <text:s/></text:p>
          </table:table-cell>
          <table:table-cell table:style-name="ce42" office:value-type="float" office:value="3642.1773718472" calcext:value-type="float">
            <text:p><text:s/>3,6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4616.6" calcext:value-type="float">
            <text:p><text:s/>44,617 <text:s/></text:p>
          </table:table-cell>
          <table:table-cell table:style-name="ce42" office:value-type="float" office:value="1332708.48" calcext:value-type="float">
            <text:p><text:s/>1,332,7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1.44" calcext:value-type="float">
            <text:p><text:s/>2,2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144.4417122908" calcext:value-type="float">
            <text:p><text:s/>1,144 <text:s/></text:p>
          </table:table-cell>
          <table:table-cell table:style-name="ce43" office:value-type="float" office:value="133868.588095436" calcext:value-type="float">
            <text:p><text:s/>133,86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83007.53056864" calcext:value-type="float">
            <text:p><text:s/>383,008 <text:s/></text:p>
          </table:table-cell>
          <table:table-cell table:style-name="ce43" office:value-type="float" office:value="3642.1773718472" calcext:value-type="float">
            <text:p><text:s/>3,64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217011.29548" calcext:value-type="float">
            <text:p><text:s/>14,217,011 <text:s/></text:p>
          </table:table-cell>
          <table:table-cell table:style-name="ce42" office:value-type="float" office:value="8916021.400095" calcext:value-type="float">
            <text:p><text:s/>8,916,021 <text:s/></text:p>
          </table:table-cell>
          <table:table-cell table:style-name="ce42" office:value-type="float" office:value="7212.6" calcext:value-type="float">
            <text:p><text:s/>7,213 <text:s/></text:p>
          </table:table-cell>
          <table:table-cell table:style-name="ce42" office:value-type="float" office:value="968234.88" calcext:value-type="float">
            <text:p><text:s/>968,235 <text:s/></text:p>
          </table:table-cell>
          <table:table-cell table:style-name="ce42" office:value-type="float" office:value="648208" calcext:value-type="float">
            <text:p><text:s/>648,208 <text:s/></text:p>
          </table:table-cell>
          <table:table-cell table:style-name="ce42" office:value-type="float" office:value="79933.15" calcext:value-type="float">
            <text:p><text:s/>79,9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9061.24" calcext:value-type="float">
            <text:p><text:s/>969,061 <text:s/></text:p>
          </table:table-cell>
          <table:table-cell table:style-name="ce42" office:value-type="float" office:value="1293858.316" calcext:value-type="float">
            <text:p><text:s/>1,293,85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010945.78828" calcext:value-type="float">
            <text:p><text:s/>14,010,946 <text:s/></text:p>
          </table:table-cell>
          <table:table-cell table:style-name="ce42" office:value-type="float" office:value="8916021.400095" calcext:value-type="float">
            <text:p><text:s/>8,916,021 <text:s/></text:p>
          </table:table-cell>
          <table:table-cell table:style-name="ce42" office:value-type="float" office:value="7212.6" calcext:value-type="float">
            <text:p><text:s/>7,213 <text:s/></text:p>
          </table:table-cell>
          <table:table-cell table:style-name="ce42" office:value-type="float" office:value="968234.88" calcext:value-type="float">
            <text:p><text:s/>968,235 <text:s/></text:p>
          </table:table-cell>
          <table:table-cell table:style-name="ce42" office:value-type="float" office:value="648208" calcext:value-type="float">
            <text:p><text:s/>648,208 <text:s/></text:p>
          </table:table-cell>
          <table:table-cell table:style-name="ce42" office:value-type="float" office:value="79933.15" calcext:value-type="float">
            <text:p><text:s/>79,9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9061.24" calcext:value-type="float">
            <text:p><text:s/>969,061 <text:s/></text:p>
          </table:table-cell>
          <table:table-cell table:style-name="ce42" office:value-type="float" office:value="1046431.7656" calcext:value-type="float">
            <text:p><text:s/>1,046,4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06065.5072" calcext:value-type="float">
            <text:p><text:s/>206,06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47426.5504" calcext:value-type="float">
            <text:p><text:s/>247,4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4678.36" calcext:value-type="float">
            <text:p><text:s/>24,678 <text:s/></text:p>
          </table:table-cell>
          <table:table-cell table:style-name="ce42" office:value-type="float" office:value="306785.412130291" calcext:value-type="float">
            <text:p><text:s/>306,7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8893.94943136" calcext:value-type="float">
            <text:p><text:s/>448,894 <text:s/></text:p>
          </table:table-cell>
          <table:table-cell table:style-name="ce42" office:value-type="float" office:value="11779.7826281528" calcext:value-type="float">
            <text:p><text:s/>11,7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0.24" calcext:value-type="float">
            <text:p><text:s/>2,1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10" calcext:value-type="float">
            <text:p><text:s/>210 <text:s/></text:p>
          </table:table-cell>
          <table:table-cell table:style-name="ce42" office:value-type="float" office:value="14439.36" calcext:value-type="float">
            <text:p><text:s/>14,4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4446.52" calcext:value-type="float">
            <text:p><text:s/>24,447 <text:s/></text:p>
          </table:table-cell>
          <table:table-cell table:style-name="ce42" office:value-type="float" office:value="290131.332130291" calcext:value-type="float">
            <text:p><text:s/>290,13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8893.94943136" calcext:value-type="float">
            <text:p><text:s/>448,894 <text:s/></text:p>
          </table:table-cell>
          <table:table-cell table:style-name="ce42" office:value-type="float" office:value="11779.7826281528" calcext:value-type="float">
            <text:p><text:s/>11,78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1.84" calcext:value-type="float">
            <text:p><text:s/>22 <text:s/></text:p>
          </table:table-cell>
          <table:table-cell table:style-name="ce43" office:value-type="float" office:value="84.48" calcext:value-type="float">
            <text:p><text:s/>8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621001.75828771" calcext:value-type="float">
            <text:p><text:s/>4,621,002 <text:s/></text:p>
          </table:table-cell>
          <table:table-cell table:style-name="ce44" office:value-type="float" office:value="3154653.64083027" calcext:value-type="float">
            <text:p><text:s/>3,154,654 <text:s/></text:p>
          </table:table-cell>
          <table:table-cell table:style-name="ce44" office:value-type="float" office:value="4826.7" calcext:value-type="float">
            <text:p><text:s/>4,827 <text:s/></text:p>
          </table:table-cell>
          <table:table-cell table:style-name="ce44" office:value-type="float" office:value="394071.36" calcext:value-type="float">
            <text:p><text:s/>394,071 <text:s/></text:p>
          </table:table-cell>
          <table:table-cell table:style-name="ce44" office:value-type="float" office:value="412651" calcext:value-type="float">
            <text:p><text:s/>412,651 <text:s/></text:p>
          </table:table-cell>
          <table:table-cell table:style-name="ce44" office:value-type="float" office:value="982049.217494979" calcext:value-type="float">
            <text:p><text:s/>982,049 <text:s/></text:p>
          </table:table-cell>
          <table:table-cell table:style-name="ce44" office:value-type="float" office:value="33423.3" calcext:value-type="float">
            <text:p><text:s/>33,423 <text:s/></text:p>
          </table:table-cell>
          <table:table-cell table:style-name="ce44" office:value-type="float" office:value="106390.08" calcext:value-type="float">
            <text:p><text:s/>106,390 <text:s/></text:p>
          </table:table-cell>
          <table:table-cell table:style-name="ce44" office:value-type="float" office:value="1358980.056" calcext:value-type="float">
            <text:p><text:s/>1,358,98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621001.75828771" calcext:value-type="float">
            <text:p><text:s/>4,621,002 <text:s/></text:p>
          </table:table-cell>
          <table:table-cell table:style-name="ce44" office:value-type="float" office:value="3154653.64083027" calcext:value-type="float">
            <text:p><text:s/>3,154,65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398.4" calcext:value-type="float">
            <text:p><text:s/>12,3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19880.238287709" calcext:value-type="float">
            <text:p><text:s/>119,880 <text:s/></text:p>
          </table:table-cell>
          <table:table-cell table:style-name="ce42" office:value-type="float" office:value="2698847.56083027" calcext:value-type="float">
            <text:p><text:s/>2,698,8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398.4" calcext:value-type="float">
            <text:p><text:s/>12,3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6577.2" calcext:value-type="float">
            <text:p><text:s/>6,577 <text:s/></text:p>
          </table:table-cell>
          <table:table-cell table:style-name="ce42" office:value-type="float" office:value="32721.6" calcext:value-type="float">
            <text:p><text:s/>32,7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827.44" calcext:value-type="float">
            <text:p><text:s/>2,827 <text:s/></text:p>
          </table:table-cell>
          <table:table-cell table:style-name="ce42" office:value-type="float" office:value="243521.511348326" calcext:value-type="float">
            <text:p><text:s/>243,5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16.64" calcext:value-type="float">
            <text:p><text:s/>417 <text:s/></text:p>
          </table:table-cell>
          <table:table-cell table:style-name="ce42" office:value-type="float" office:value="358331.933197978" calcext:value-type="float">
            <text:p><text:s/>358,3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8.64" calcext:value-type="float">
            <text:p><text:s/>39 <text:s/></text:p>
          </table:table-cell>
          <table:table-cell table:style-name="ce42" office:value-type="float" office:value="14055.36" calcext:value-type="float">
            <text:p><text:s/>14,0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70.56" calcext:value-type="float">
            <text:p><text:s/>6,9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95.8720551028" calcext:value-type="float">
            <text:p><text:s/>596 <text:s/></text:p>
          </table:table-cell>
          <table:table-cell table:style-name="ce42" office:value-type="float" office:value="109941.972800395" calcext:value-type="float">
            <text:p><text:s/>109,9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94.08" calcext:value-type="float">
            <text:p><text:s/>94 <text:s/></text:p>
          </table:table-cell>
          <table:table-cell table:style-name="ce42" office:value-type="float" office:value="875.52" calcext:value-type="float">
            <text:p><text:s/>8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5579.64" calcext:value-type="float">
            <text:p><text:s/>65,580 <text:s/></text:p>
          </table:table-cell>
          <table:table-cell table:style-name="ce42" office:value-type="float" office:value="847803.495703306" calcext:value-type="float">
            <text:p><text:s/>847,8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4738.8" calcext:value-type="float">
            <text:p><text:s/>64,739 <text:s/></text:p>
          </table:table-cell>
          <table:table-cell table:style-name="ce42" office:value-type="float" office:value="701565.789258413" calcext:value-type="float">
            <text:p><text:s/>701,5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303.28" calcext:value-type="float">
            <text:p>( 2,303 <text:s/>)</text:p>
          </table:table-cell>
          <table:table-cell table:style-name="ce45" office:value-type="float" office:value="640660.614138797" calcext:value-type="float">
            <text:p>( 640,66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2435.52" calcext:value-type="float">
            <text:p>( 62,436 <text:s/>)</text:p>
          </table:table-cell>
          <table:table-cell table:style-name="ce45" office:value-type="float" office:value="60531.735119616" calcext:value-type="float">
            <text:p>( 60,53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73.44" calcext:value-type="float">
            <text:p>( 37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197.788692867" calcext:value-type="float">
            <text:p><text:s/>109,1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46.3177520256" calcext:value-type="float">
            <text:p><text:s/>33,0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840.84" calcext:value-type="float">
            <text:p><text:s/>841 <text:s/></text:p>
          </table:table-cell>
          <table:table-cell table:style-name="ce46" office:value-type="float" office:value="3993.6" calcext:value-type="float">
            <text:p><text:s/>3,99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045.4" calcext:value-type="float">
            <text:p><text:s/>2,045 <text:s/></text:p>
          </table:table-cell>
          <table:table-cell table:style-name="ce42" office:value-type="float" office:value="114984" calcext:value-type="float">
            <text:p><text:s/>114,9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6.04" calcext:value-type="float">
            <text:p><text:s/>26 <text:s/></text:p>
          </table:table-cell>
          <table:table-cell table:style-name="ce42" office:value-type="float" office:value="57590.4" calcext:value-type="float">
            <text:p><text:s/>57,5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57.12" calcext:value-type="float">
            <text:p><text:s/>57 <text:s/></text:p>
          </table:table-cell>
          <table:table-cell table:style-name="ce46" office:value-type="float" office:value="73884.48" calcext:value-type="float">
            <text:p><text:s/>73,88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540.4" calcext:value-type="float">
            <text:p><text:s/>14,540 <text:s/></text:p>
          </table:table-cell>
          <table:table-cell table:style-name="ce42" office:value-type="float" office:value="230211.84" calcext:value-type="float">
            <text:p><text:s/>230,2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059.48" calcext:value-type="float">
            <text:p><text:s/>13,059 <text:s/></text:p>
          </table:table-cell>
          <table:table-cell table:style-name="ce42" office:value-type="float" office:value="29128.32" calcext:value-type="float">
            <text:p><text:s/>29,1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480.92" calcext:value-type="float">
            <text:p><text:s/>1,481 <text:s/></text:p>
          </table:table-cell>
          <table:table-cell table:style-name="ce42" office:value-type="float" office:value="201083.52" calcext:value-type="float">
            <text:p><text:s/>201,0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7.52" calcext:value-type="float">
            <text:p>( 10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1086.72" calcext:value-type="float">
            <text:p>( 1,08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275.64" calcext:value-type="float">
            <text:p><text:s/>6,276 <text:s/></text:p>
          </table:table-cell>
          <table:table-cell table:style-name="ce42" office:value-type="float" office:value="335638.0608" calcext:value-type="float">
            <text:p><text:s/>335,6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398.4" calcext:value-type="float">
            <text:p><text:s/>12,3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124.44" calcext:value-type="float">
            <text:p><text:s/>6,124 <text:s/></text:p>
          </table:table-cell>
          <table:table-cell table:style-name="ce42" office:value-type="float" office:value="282399.3408" calcext:value-type="float">
            <text:p><text:s/>282,3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398.4" calcext:value-type="float">
            <text:p><text:s/>12,39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51.2" calcext:value-type="float">
            <text:p><text:s/>151 <text:s/></text:p>
          </table:table-cell>
          <table:table-cell table:style-name="ce42" office:value-type="float" office:value="53238.72" calcext:value-type="float">
            <text:p><text:s/>53,2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023.68" calcext:value-type="float">
            <text:p>( 2,02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446.04" calcext:value-type="float">
            <text:p><text:s/>446 <text:s/></text:p>
          </table:table-cell>
          <table:table-cell table:style-name="ce42" office:value-type="float" office:value="67680" calcext:value-type="float">
            <text:p><text:s/>67,68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33.52" calcext:value-type="float">
            <text:p><text:s/>234 <text:s/></text:p>
          </table:table-cell>
          <table:table-cell table:style-name="ce46" office:value-type="float" office:value="6545.28" calcext:value-type="float">
            <text:p><text:s/>6,54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750.598232598" calcext:value-type="float">
            <text:p><text:s/>3,751 <text:s/></text:p>
          </table:table-cell>
          <table:table-cell table:style-name="ce42" office:value-type="float" office:value="55895.8284842688" calcext:value-type="float">
            <text:p><text:s/>55,8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791.36" calcext:value-type="float">
            <text:p><text:s/>4,791 <text:s/></text:p>
          </table:table-cell>
          <table:table-cell table:style-name="ce42" office:value-type="float" office:value="19933.44" calcext:value-type="float">
            <text:p><text:s/>19,9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49.52" calcext:value-type="float">
            <text:p><text:s/>150 <text:s/></text:p>
          </table:table-cell>
          <table:table-cell table:style-name="ce42" office:value-type="float" office:value="9348.48" calcext:value-type="float">
            <text:p><text:s/>9,3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76.4880000084" calcext:value-type="float">
            <text:p><text:s/>376 <text:s/></text:p>
          </table:table-cell>
          <table:table-cell table:style-name="ce42" office:value-type="float" office:value="63.744" calcext:value-type="float">
            <text:p><text:s/>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11058.6" calcext:value-type="float">
            <text:p><text:s/>11,059 <text:s/></text:p>
          </table:table-cell>
          <table:table-cell table:style-name="ce42" office:value-type="float" office:value="78220.8" calcext:value-type="float">
            <text:p><text:s/>78,2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4629.254496" calcext:value-type="float">
            <text:p><text:s/>34,62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799805.4192" calcext:value-type="float">
            <text:p><text:s/>3,799,805 <text:s/></text:p>
          </table:table-cell>
          <table:table-cell table:style-name="ce42" office:value-type="float" office:value="61276.8" calcext:value-type="float">
            <text:p><text:s/>61,2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679896.2592" calcext:value-type="float">
            <text:p><text:s/>3,679,89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7006" calcext:value-type="float">
            <text:p><text:s/>27,00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2903.16" calcext:value-type="float">
            <text:p><text:s/>92,903 <text:s/></text:p>
          </table:table-cell>
          <table:table-cell table:style-name="ce42" office:value-type="float" office:value="61276.8" calcext:value-type="float">
            <text:p><text:s/>61,2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73948.7808" calcext:value-type="float">
            <text:p><text:s/>373,949 <text:s/></text:p>
          </table:table-cell>
          <table:table-cell table:style-name="ce42" office:value-type="float" office:value="27947.52" calcext:value-type="float">
            <text:p><text:s/>27,9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3692.2608" calcext:value-type="float">
            <text:p><text:s/>63,692 <text:s/></text:p>
          </table:table-cell>
          <table:table-cell table:style-name="ce42" office:value-type="float" office:value="2672.64" calcext:value-type="float">
            <text:p><text:s/>2,6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10256.52" calcext:value-type="float">
            <text:p><text:s/>310,257 <text:s/></text:p>
          </table:table-cell>
          <table:table-cell table:style-name="ce43" office:value-type="float" office:value="25274.88" calcext:value-type="float">
            <text:p><text:s/>25,27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27367.32" calcext:value-type="float">
            <text:p><text:s/>327,367 <text:s/></text:p>
          </table:table-cell>
          <table:table-cell table:style-name="ce42" office:value-type="float" office:value="366581.76" calcext:value-type="float">
            <text:p><text:s/>366,58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88789.68" calcext:value-type="float">
            <text:p><text:s/>88,790 <text:s/></text:p>
          </table:table-cell>
          <table:table-cell table:style-name="ce42" office:value-type="float" office:value="282945.6" calcext:value-type="float">
            <text:p><text:s/>282,9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453.6" calcext:value-type="float">
            <text:p><text:s/>454 <text:s/></text:p>
          </table:table-cell>
          <table:table-cell table:style-name="ce42" office:value-type="float" office:value="8489.28" calcext:value-type="float">
            <text:p><text:s/>8,4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2034.68" calcext:value-type="float">
            <text:p><text:s/>12,035 <text:s/></text:p>
          </table:table-cell>
          <table:table-cell table:style-name="ce42" office:value-type="float" office:value="165.12" calcext:value-type="float">
            <text:p><text:s/>1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785.84" calcext:value-type="float">
            <text:p><text:s/>1,78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62.04" calcext:value-type="float">
            <text:p><text:s/>362 <text:s/></text:p>
          </table:table-cell>
          <table:table-cell table:style-name="ce42" office:value-type="float" office:value="2170.56" calcext:value-type="float">
            <text:p><text:s/>2,1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7029.8" calcext:value-type="float">
            <text:p><text:s/>167,030 <text:s/></text:p>
          </table:table-cell>
          <table:table-cell table:style-name="ce42" office:value-type="float" office:value="4714.56" calcext:value-type="float">
            <text:p><text:s/>4,7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6911.68" calcext:value-type="float">
            <text:p><text:s/>56,912 <text:s/></text:p>
          </table:table-cell>
          <table:table-cell table:style-name="ce43" office:value-type="float" office:value="68096.64" calcext:value-type="float">
            <text:p><text:s/>68,09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26.7" calcext:value-type="float">
            <text:p><text:s/>4,827 <text:s/></text:p>
          </table:table-cell>
          <table:table-cell table:style-name="ce42" office:value-type="float" office:value="394071.36" calcext:value-type="float">
            <text:p><text:s/>394,071 <text:s/></text:p>
          </table:table-cell>
          <table:table-cell table:style-name="ce42" office:value-type="float" office:value="412651" calcext:value-type="float">
            <text:p><text:s/>412,651 <text:s/></text:p>
          </table:table-cell>
          <table:table-cell table:style-name="ce42" office:value-type="float" office:value="982049.217494979" calcext:value-type="float">
            <text:p><text:s/>982,049 <text:s/></text:p>
          </table:table-cell>
          <table:table-cell table:style-name="ce42" office:value-type="float" office:value="33423.3" calcext:value-type="float">
            <text:p><text:s/>33,423 <text:s/></text:p>
          </table:table-cell>
          <table:table-cell table:style-name="ce42" office:value-type="float" office:value="106390.08" calcext:value-type="float">
            <text:p><text:s/>106,390 <text:s/></text:p>
          </table:table-cell>
          <table:table-cell table:style-name="ce42" office:value-type="float" office:value="1346581.656" calcext:value-type="float">
            <text:p><text:s/>1,346,58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26.7" calcext:value-type="float">
            <text:p><text:s/>4,827 <text:s/></text:p>
          </table:table-cell>
          <table:table-cell table:style-name="ce42" office:value-type="float" office:value="394071.36" calcext:value-type="float">
            <text:p><text:s/>394,071 <text:s/></text:p>
          </table:table-cell>
          <table:table-cell table:style-name="ce42" office:value-type="float" office:value="412651" calcext:value-type="float">
            <text:p><text:s/>412,651 <text:s/></text:p>
          </table:table-cell>
          <table:table-cell table:style-name="ce42" office:value-type="float" office:value="982049.217494979" calcext:value-type="float">
            <text:p><text:s/>982,049 <text:s/></text:p>
          </table:table-cell>
          <table:table-cell table:style-name="ce42" office:value-type="float" office:value="33423.3" calcext:value-type="float">
            <text:p><text:s/>33,423 <text:s/></text:p>
          </table:table-cell>
          <table:table-cell table:style-name="ce42" office:value-type="float" office:value="106390.08" calcext:value-type="float">
            <text:p><text:s/>106,390 <text:s/></text:p>
          </table:table-cell>
          <table:table-cell table:style-name="ce42" office:value-type="float" office:value="1346581.656" calcext:value-type="float">
            <text:p><text:s/>1,346,58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94583.41975246" calcext:value-type="float">
            <text:p><text:s/>194,583 <text:s/></text:p>
          </table:table-cell>
          <table:table-cell table:style-name="ce42" office:value-type="float" office:value="6134098.23589754" calcext:value-type="float">
            <text:p><text:s/>6,134,0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5655.063099" calcext:value-type="float">
            <text:p><text:s/>1,205,655 <text:s/></text:p>
          </table:table-cell>
          <table:table-cell table:style-name="ce42" office:value-type="float" office:value="19213.06032" calcext:value-type="float">
            <text:p><text:s/>19,21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2635.29127846" calcext:value-type="float">
            <text:p><text:s/>182,635 <text:s/></text:p>
          </table:table-cell>
          <table:table-cell table:style-name="ce42" office:value-type="float" office:value="5477207.58072154" calcext:value-type="float">
            <text:p><text:s/>5,477,2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534.131187" calcext:value-type="float">
            <text:p><text:s/>7,5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1948.128474" calcext:value-type="float">
            <text:p><text:s/>11,948 <text:s/></text:p>
          </table:table-cell>
          <table:table-cell table:style-name="ce42" office:value-type="float" office:value="649356.523989" calcext:value-type="float">
            <text:p><text:s/>649,3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05655.063099" calcext:value-type="float">
            <text:p><text:s/>1,205,655 <text:s/></text:p>
          </table:table-cell>
          <table:table-cell table:style-name="ce42" office:value-type="float" office:value="19213.06032" calcext:value-type="float">
            <text:p><text:s/>19,213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69.86045" calcext:value-type="float">
            <text:p><text:s/>270 <text:s/></text:p>
          </table:table-cell>
          <table:table-cell table:style-name="ce42" office:value-type="float" office:value="35767.692427" calcext:value-type="float">
            <text:p><text:s/>35,7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2830.967131" calcext:value-type="float">
            <text:p><text:s/>1,432,831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69.86045" calcext:value-type="float">
            <text:p><text:s/>270 <text:s/></text:p>
          </table:table-cell>
          <table:table-cell table:style-name="ce43" office:value-type="float" office:value="35767.692427" calcext:value-type="float">
            <text:p><text:s/>35,768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432830.967131" calcext:value-type="float">
            <text:p><text:s/>1,432,831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53639.2" calcext:value-type="float">
            <text:p><text:s/>353,63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82932.6014519" calcext:value-type="float">
            <text:p><text:s/>1,582,933 <text:s/></text:p>
          </table:table-cell>
          <table:table-cell table:style-name="ce41" office:value-type="float" office:value="263854.3789519" calcext:value-type="float">
            <text:p><text:s/>263,854 <text:s/></text:p>
          </table:table-cell>
          <table:table-cell table:style-name="ce41" office:value-type="float" office:value="187317.1015" calcext:value-type="float">
            <text:p><text:s/>187,317 <text:s/></text:p>
          </table:table-cell>
          <table:table-cell table:style-name="ce41" office:value-type="float" office:value="69619.99653" calcext:value-type="float">
            <text:p><text:s/>69,620 <text:s/></text:p>
          </table:table-cell>
          <table:table-cell table:style-name="ce41" office:value-type="float" office:value="6917.2809219" calcext:value-type="float">
            <text:p><text:s/>6,917 <text:s/></text:p>
          </table:table-cell>
          <table:table-cell table:style-name="ce41" office:value-type="float" office:value="1319078.2225" calcext:value-type="float">
            <text:p><text:s/>1,319,078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5024886.3035795" calcext:value-type="float">
            <text:p><text:s/>15,024,8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024886.3035795" calcext:value-type="float">
            <text:p><text:s/>15,024,886 <text:s/></text:p>
          </table:table-cell>
          <table:table-cell table:number-columns-repeated="2" table:style-name="ce42" office:value-type="float" office:value="124.1148" calcext:value-type="float">
            <text:p><text:s/>1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.1148" calcext:value-type="float">
            <text:p><text:s/>12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30497.405584413" calcext:value-type="float">
            <text:p><text:s/>130,497 <text:s/></text:p>
          </table:table-cell>
          <table:table-cell table:style-name="ce42" office:value-type="float" office:value="135532.0064" calcext:value-type="float">
            <text:p><text:s/>135,532 <text:s/></text:p>
          </table:table-cell>
          <table:table-cell table:style-name="ce42" office:value-type="float" office:value="-5034.60081558677" calcext:value-type="float">
            <text:p><text:s/>-5,035 <text:s/></text:p>
          </table:table-cell>
          <table:table-cell table:number-columns-repeated="2" table:style-name="ce42" office:value-type="float" office:value="-5954.18073" calcext:value-type="float">
            <text:p><text:s/>-5,9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5954.18073" calcext:value-type="float">
            <text:p><text:s/>-5,9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5248028.0979951" calcext:value-type="float">
            <text:p><text:s/>15,248,028 <text:s/></text:p>
          </table:table-cell>
          <table:table-cell table:style-name="ce43" office:value-type="float" office:value="218107.1936" calcext:value-type="float">
            <text:p><text:s/>218,107 <text:s/></text:p>
          </table:table-cell>
          <table:table-cell table:style-name="ce43" office:value-type="float" office:value="15029920.9043951" calcext:value-type="float">
            <text:p><text:s/>15,029,921 <text:s/></text:p>
          </table:table-cell>
          <table:table-cell table:style-name="ce43" office:value-type="float" office:value="1589010.8969819" calcext:value-type="float">
            <text:p><text:s/>1,589,011 <text:s/></text:p>
          </table:table-cell>
          <table:table-cell table:style-name="ce43" office:value-type="float" office:value="269932.6744819" calcext:value-type="float">
            <text:p><text:s/>269,933 <text:s/></text:p>
          </table:table-cell>
          <table:table-cell table:style-name="ce43" office:value-type="float" office:value="187317.1015" calcext:value-type="float">
            <text:p><text:s/>187,317 <text:s/></text:p>
          </table:table-cell>
          <table:table-cell table:style-name="ce43" office:value-type="float" office:value="75698.29206" calcext:value-type="float">
            <text:p><text:s/>75,698 <text:s/></text:p>
          </table:table-cell>
          <table:table-cell table:style-name="ce43" office:value-type="float" office:value="6917.2809219" calcext:value-type="float">
            <text:p><text:s/>6,917 <text:s/></text:p>
          </table:table-cell>
          <table:table-cell table:style-name="ce43" office:value-type="float" office:value="1319078.2225" calcext:value-type="float">
            <text:p><text:s/>1,319,0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6045230.7043951" calcext:value-type="float">
            <text:p><text:s/>16,045,2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45230.7043951" calcext:value-type="float">
            <text:p><text:s/>16,045,231 <text:s/></text:p>
          </table:table-cell>
          <table:table-cell table:number-columns-repeated="2" table:style-name="ce42" office:value-type="float" office:value="71238.60099" calcext:value-type="float">
            <text:p><text:s/>71,2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238.60099" calcext:value-type="float">
            <text:p><text:s/>71,2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532251.334" calcext:value-type="float">
            <text:p><text:s/>532,251 <text:s/></text:p>
          </table:table-cell>
          <table:table-cell table:style-name="ce43" office:value-type="float" office:value="1250.7472" calcext:value-type="float">
            <text:p><text:s/>1,251 <text:s/></text:p>
          </table:table-cell>
          <table:table-cell table:style-name="ce43" office:value-type="float" office:value="531000.5868" calcext:value-type="float">
            <text:p><text:s/>531,001 <text:s/></text:p>
          </table:table-cell>
          <table:table-cell table:style-name="ce43" office:value-type="float" office:value="4415.03582999998" calcext:value-type="float">
            <text:p><text:s/>4,415 <text:s/></text:p>
          </table:table-cell>
          <table:table-cell table:style-name="ce43" office:value-type="float" office:value="4415.03583" calcext:value-type="float">
            <text:p><text:s/>4,415 <text:s/></text:p>
          </table:table-cell>
          <table:table-cell table:style-name="ce43" office:value-type="float" office:value="0.000000000002" calcext:value-type="float">
            <text:p><text:s/>0 <text:s/></text:p>
          </table:table-cell>
          <table:table-cell table:style-name="ce43" office:value-type="float" office:value="4415.03583" calcext:value-type="float">
            <text:p><text:s/>4,41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27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1706532.0782338" calcext:value-type="float">
            <text:p><text:s/>11,706,532 <text:s/></text:p>
          </table:table-cell>
          <table:table-cell table:style-name="ce42" office:value-type="float" office:value="1517.861689904" calcext:value-type="float">
            <text:p><text:s/>1,518 <text:s/></text:p>
          </table:table-cell>
          <table:table-cell table:style-name="ce42" office:value-type="float" office:value="11705014.2165439" calcext:value-type="float">
            <text:p><text:s/>11,705,014 <text:s/></text:p>
          </table:table-cell>
          <table:table-cell table:style-name="ce42" office:value-type="float" office:value="1093843.02845529" calcext:value-type="float">
            <text:p><text:s/>1,093,843 <text:s/></text:p>
          </table:table-cell>
          <table:table-cell table:style-name="ce42" office:value-type="float" office:value="48807.0162226512" calcext:value-type="float">
            <text:p><text:s/>48,807 <text:s/></text:p>
          </table:table-cell>
          <table:table-cell table:style-name="ce42" office:value-type="float" office:value="43381.4196684006" calcext:value-type="float">
            <text:p><text:s/>43,3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25.59655425055" calcext:value-type="float">
            <text:p><text:s/>5,426 <text:s/></text:p>
          </table:table-cell>
          <table:table-cell table:style-name="ce42" office:value-type="float" office:value="1045036.01223264" calcext:value-type="float">
            <text:p><text:s/>1,045,0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36740.7" calcext:value-type="float">
            <text:p><text:s/>36,7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740.7" calcext:value-type="float">
            <text:p><text:s/>36,7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1541969.9" calcext:value-type="float">
            <text:p><text:s/>11,541,9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41969.9" calcext:value-type="float">
            <text:p><text:s/>11,541,9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92.183" calcext:value-type="float">
            <text:p><text:s/>14,6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692.183" calcext:value-type="float">
            <text:p><text:s/>14,69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7821.478233818" calcext:value-type="float">
            <text:p><text:s/>127,821 <text:s/></text:p>
          </table:table-cell>
          <table:table-cell table:style-name="ce43" office:value-type="float" office:value="1517.861689904" calcext:value-type="float">
            <text:p><text:s/>1,518 <text:s/></text:p>
          </table:table-cell>
          <table:table-cell table:style-name="ce43" office:value-type="float" office:value="126303.616543914" calcext:value-type="float">
            <text:p><text:s/>126,304 <text:s/></text:p>
          </table:table-cell>
          <table:table-cell table:style-name="ce43" office:value-type="float" office:value="1079150.84545529" calcext:value-type="float">
            <text:p><text:s/>1,079,151 <text:s/></text:p>
          </table:table-cell>
          <table:table-cell table:style-name="ce43" office:value-type="float" office:value="48807.0162226512" calcext:value-type="float">
            <text:p><text:s/>48,807 <text:s/></text:p>
          </table:table-cell>
          <table:table-cell table:style-name="ce43" office:value-type="float" office:value="43381.4196684006" calcext:value-type="float">
            <text:p><text:s/>43,38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425.59655425055" calcext:value-type="float">
            <text:p><text:s/>5,426 <text:s/></text:p>
          </table:table-cell>
          <table:table-cell table:style-name="ce43" office:value-type="float" office:value="1030343.82923264" calcext:value-type="float">
            <text:p><text:s/>1,030,3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6371443.7" calcext:value-type="float">
            <text:p><text:s/>16,371,444 <text:s/></text:p>
          </table:table-cell>
          <table:table-cell table:style-name="ce42" office:value-type="float" office:value="1015309.8" calcext:value-type="float">
            <text:p><text:s/>1,015,310 <text:s/></text:p>
          </table:table-cell>
          <table:table-cell table:style-name="ce42" office:value-type="float" office:value="15356133.9" calcext:value-type="float">
            <text:p><text:s/>15,356,1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6371443.7" calcext:value-type="float">
            <text:p><text:s/>16,371,444 <text:s/></text:p>
          </table:table-cell>
          <table:table-cell table:style-name="ce43" office:value-type="float" office:value="1015309.8" calcext:value-type="float">
            <text:p><text:s/>1,015,310 <text:s/></text:p>
          </table:table-cell>
          <table:table-cell table:style-name="ce43" office:value-type="float" office:value="15356133.9" calcext:value-type="float">
            <text:p><text:s/>15,356,13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72856.045314553" calcext:value-type="float">
            <text:p><text:s/>672,856 <text:s/></text:p>
          </table:table-cell>
          <table:table-cell table:style-name="ce42" office:value-type="float" office:value="1854.8992" calcext:value-type="float">
            <text:p><text:s/>1,855 <text:s/></text:p>
          </table:table-cell>
          <table:table-cell table:style-name="ce42" office:value-type="float" office:value="671001.146114553" calcext:value-type="float">
            <text:p><text:s/>671,001 <text:s/></text:p>
          </table:table-cell>
          <table:table-cell table:number-columns-repeated="2" table:style-name="ce42" office:value-type="float" office:value="44.65524" calcext:value-type="float">
            <text:p><text:s/>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.65524" calcext:value-type="float">
            <text:p><text:s/>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61786.946114553" calcext:value-type="float">
            <text:p><text:s/>661,787 <text:s/></text:p>
          </table:table-cell>
          <table:table-cell table:style-name="ce42" office:value-type="float" office:value="1720.8" calcext:value-type="float">
            <text:p><text:s/>1,721 <text:s/></text:p>
          </table:table-cell>
          <table:table-cell table:style-name="ce42" office:value-type="float" office:value="660066.146114553" calcext:value-type="float">
            <text:p><text:s/>660,066 <text:s/></text:p>
          </table:table-cell>
          <table:table-cell table:number-columns-repeated="2" table:style-name="ce42" office:value-type="float" office:value="44.65524" calcext:value-type="float">
            <text:p><text:s/>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.65524" calcext:value-type="float">
            <text:p><text:s/>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11069.0992" calcext:value-type="float">
            <text:p><text:s/>11,069 <text:s/></text:p>
          </table:table-cell>
          <table:table-cell table:style-name="ce42" office:value-type="float" office:value="134.0992" calcext:value-type="float">
            <text:p><text:s/>134 <text:s/></text:p>
          </table:table-cell>
          <table:table-cell table:style-name="ce42" office:value-type="float" office:value="10935" calcext:value-type="float">
            <text:p><text:s/>10,9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662601.63605163" calcext:value-type="float">
            <text:p><text:s/>2,662,602 <text:s/></text:p>
          </table:table-cell>
          <table:table-cell table:style-name="ce44" office:value-type="float" office:value="1228793.4855101" calcext:value-type="float">
            <text:p><text:s/>1,228,793 <text:s/></text:p>
          </table:table-cell>
          <table:table-cell table:style-name="ce44" office:value-type="float" office:value="1433808.15054153" calcext:value-type="float">
            <text:p><text:s/>1,433,808 <text:s/></text:p>
          </table:table-cell>
          <table:table-cell table:style-name="ce44" office:value-type="float" office:value="419469.576466611" calcext:value-type="float">
            <text:p><text:s/>419,470 <text:s/></text:p>
          </table:table-cell>
          <table:table-cell table:style-name="ce44" office:value-type="float" office:value="145427.366199249" calcext:value-type="float">
            <text:p><text:s/>145,427 <text:s/></text:p>
          </table:table-cell>
          <table:table-cell table:style-name="ce44" office:value-type="float" office:value="143935.681831599" calcext:value-type="float">
            <text:p><text:s/>143,93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91.68436764945" calcext:value-type="float">
            <text:p><text:s/>1,492 <text:s/></text:p>
          </table:table-cell>
          <table:table-cell table:style-name="ce44" office:value-type="float" office:value="274042.210267362" calcext:value-type="float">
            <text:p><text:s/>274,04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662601.63605163" calcext:value-type="float">
            <text:p><text:s/>2,662,602 <text:s/></text:p>
          </table:table-cell>
          <table:table-cell table:style-name="ce44" office:value-type="float" office:value="1228793.4855101" calcext:value-type="float">
            <text:p><text:s/>1,228,793 <text:s/></text:p>
          </table:table-cell>
          <table:table-cell table:style-name="ce44" office:value-type="float" office:value="1433808.15054153" calcext:value-type="float">
            <text:p><text:s/>1,433,808 <text:s/></text:p>
          </table:table-cell>
          <table:table-cell table:style-name="ce44" office:value-type="float" office:value="419469.576466611" calcext:value-type="float">
            <text:p><text:s/>419,470 <text:s/></text:p>
          </table:table-cell>
          <table:table-cell table:style-name="ce44" office:value-type="float" office:value="145427.366199249" calcext:value-type="float">
            <text:p><text:s/>145,427 <text:s/></text:p>
          </table:table-cell>
          <table:table-cell table:style-name="ce44" office:value-type="float" office:value="143935.681831599" calcext:value-type="float">
            <text:p><text:s/>143,93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491.68436764945" calcext:value-type="float">
            <text:p><text:s/>1,492 <text:s/></text:p>
          </table:table-cell>
          <table:table-cell table:style-name="ce44" office:value-type="float" office:value="274042.210267362" calcext:value-type="float">
            <text:p><text:s/>274,0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620767.42425163" calcext:value-type="float">
            <text:p><text:s/>1,620,767 <text:s/></text:p>
          </table:table-cell>
          <table:table-cell table:style-name="ce42" office:value-type="float" office:value="324179.867110096" calcext:value-type="float">
            <text:p><text:s/>324,180 <text:s/></text:p>
          </table:table-cell>
          <table:table-cell table:style-name="ce42" office:value-type="float" office:value="1296587.55714153" calcext:value-type="float">
            <text:p><text:s/>1,296,588 <text:s/></text:p>
          </table:table-cell>
          <table:table-cell table:style-name="ce42" office:value-type="float" office:value="419469.576466611" calcext:value-type="float">
            <text:p><text:s/>419,470 <text:s/></text:p>
          </table:table-cell>
          <table:table-cell table:style-name="ce42" office:value-type="float" office:value="145427.366199249" calcext:value-type="float">
            <text:p><text:s/>145,427 <text:s/></text:p>
          </table:table-cell>
          <table:table-cell table:style-name="ce42" office:value-type="float" office:value="143935.681831599" calcext:value-type="float">
            <text:p><text:s/>143,9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91.68436764945" calcext:value-type="float">
            <text:p><text:s/>1,492 <text:s/></text:p>
          </table:table-cell>
          <table:table-cell table:style-name="ce42" office:value-type="float" office:value="274042.210267362" calcext:value-type="float">
            <text:p><text:s/>274,0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4.4" calcext:value-type="float">
            <text:p><text:s/>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6860.504410096" calcext:value-type="float">
            <text:p><text:s/>36,861 <text:s/></text:p>
          </table:table-cell>
          <table:table-cell table:style-name="ce42" office:value-type="float" office:value="13635.517510096" calcext:value-type="float">
            <text:p><text:s/>13,636 <text:s/></text:p>
          </table:table-cell>
          <table:table-cell table:style-name="ce42" office:value-type="float" office:value="23224.9869" calcext:value-type="float">
            <text:p><text:s/>23,225 <text:s/></text:p>
          </table:table-cell>
          <table:table-cell table:number-columns-repeated="3" table:style-name="ce42" office:value-type="float" office:value="17573.0203865162" calcext:value-type="float">
            <text:p><text:s/>17,5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0515.2223" calcext:value-type="float">
            <text:p><text:s/>50,515 <text:s/></text:p>
          </table:table-cell>
          <table:table-cell table:style-name="ce42" office:value-type="float" office:value="3687.1792" calcext:value-type="float">
            <text:p><text:s/>3,687 <text:s/></text:p>
          </table:table-cell>
          <table:table-cell table:style-name="ce42" office:value-type="float" office:value="46828.0431" calcext:value-type="float">
            <text:p><text:s/>46,8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646.6703" calcext:value-type="float">
            <text:p><text:s/>1,647 <text:s/></text:p>
          </table:table-cell>
          <table:table-cell table:style-name="ce42" office:value-type="float" office:value="1646.4984" calcext:value-type="float">
            <text:p><text:s/>1,646 <text:s/></text:p>
          </table:table-cell>
          <table:table-cell table:style-name="ce42" office:value-type="float" office:value="0.1719" calcext:value-type="float">
            <text:p><text:s/>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673.4346" calcext:value-type="float">
            <text:p><text:s/>673 <text:s/></text:p>
          </table:table-cell>
          <table:table-cell table:style-name="ce42" office:value-type="float" office:value="294.2808" calcext:value-type="float">
            <text:p><text:s/>294 <text:s/></text:p>
          </table:table-cell>
          <table:table-cell table:style-name="ce42" office:value-type="float" office:value="379.1538" calcext:value-type="float">
            <text:p><text:s/>3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3658.128" calcext:value-type="float">
            <text:p><text:s/>23,658 <text:s/></text:p>
          </table:table-cell>
          <table:table-cell table:style-name="ce42" office:value-type="float" office:value="7131.1976" calcext:value-type="float">
            <text:p><text:s/>7,131 <text:s/></text:p>
          </table:table-cell>
          <table:table-cell table:style-name="ce42" office:value-type="float" office:value="16526.9304" calcext:value-type="float">
            <text:p><text:s/>16,527 <text:s/></text:p>
          </table:table-cell>
          <table:table-cell table:style-name="ce42" office:value-type="float" office:value="146039.471712329" calcext:value-type="float">
            <text:p><text:s/>146,039 <text:s/></text:p>
          </table:table-cell>
          <table:table-cell table:number-columns-repeated="2" table:style-name="ce42" office:value-type="float" office:value="126362.661445083" calcext:value-type="float">
            <text:p><text:s/>126,3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76.8102672461" calcext:value-type="float">
            <text:p><text:s/>19,6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099.4653" calcext:value-type="float">
            <text:p><text:s/>4,099 <text:s/></text:p>
          </table:table-cell>
          <table:table-cell table:style-name="ce42" office:value-type="float" office:value="1015.6936" calcext:value-type="float">
            <text:p><text:s/>1,016 <text:s/></text:p>
          </table:table-cell>
          <table:table-cell table:style-name="ce42" office:value-type="float" office:value="3083.7717" calcext:value-type="float">
            <text:p><text:s/>3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63188.713785299" calcext:value-type="float">
            <text:p><text:s/>363,189 <text:s/></text:p>
          </table:table-cell>
          <table:table-cell table:style-name="ce42" office:value-type="float" office:value="12177.4688" calcext:value-type="float">
            <text:p><text:s/>12,177 <text:s/></text:p>
          </table:table-cell>
          <table:table-cell table:style-name="ce42" office:value-type="float" office:value="351011.244985299" calcext:value-type="float">
            <text:p><text:s/>351,011 <text:s/></text:p>
          </table:table-cell>
          <table:table-cell table:number-columns-repeated="2" table:style-name="ce42" office:value-type="float" office:value="140.650926449454" calcext:value-type="float">
            <text:p><text:s/>1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.650926449454" calcext:value-type="float">
            <text:p><text:s/>1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299480.2531569" calcext:value-type="float">
            <text:p><text:s/>299,480 <text:s/></text:p>
          </table:table-cell>
          <table:table-cell table:style-name="ce42" office:value-type="float" office:value="9083.6784" calcext:value-type="float">
            <text:p><text:s/>9,084 <text:s/></text:p>
          </table:table-cell>
          <table:table-cell table:style-name="ce42" office:value-type="float" office:value="290396.5747569" calcext:value-type="float">
            <text:p><text:s/>290,397 <text:s/></text:p>
          </table:table-cell>
          <table:table-cell table:number-columns-repeated="2" table:style-name="ce42" office:value-type="float" office:value="140.650926449454" calcext:value-type="float">
            <text:p><text:s/>1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0.650926449454" calcext:value-type="float">
            <text:p><text:s/>14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89715.4724" calcext:value-type="float">
            <text:p>( 89,715 <text:s/>)</text:p>
          </table:table-cell>
          <table:table-cell table:style-name="ce45" office:value-type="float" office:value="6468.4784" calcext:value-type="float">
            <text:p>( 6,468 <text:s/>)</text:p>
          </table:table-cell>
          <table:table-cell table:style-name="ce45" office:value-type="float" office:value="83246.994" calcext:value-type="float">
            <text:p>( 83,24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09516.7807569" calcext:value-type="float">
            <text:p>( 209,517 <text:s/>)</text:p>
          </table:table-cell>
          <table:table-cell table:style-name="ce45" office:value-type="float" office:value="2367.2" calcext:value-type="float">
            <text:p>( 2,367 <text:s/>)</text:p>
          </table:table-cell>
          <table:table-cell table:style-name="ce45" office:value-type="float" office:value="207149.5807569" calcext:value-type="float">
            <text:p>( 207,150 <text:s/>)</text:p>
          </table:table-cell>
          <table:table-cell table:number-columns-repeated="2" table:style-name="ce45" office:value-type="float" office:value="140.650926449454" calcext:value-type="float">
            <text:p>( 141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40.650926449454" calcext:value-type="float">
            <text:p>( 141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248" calcext:value-type="float">
            <text:p>( 248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3408.370228399" calcext:value-type="float">
            <text:p><text:s/>3,408 <text:s/></text:p>
          </table:table-cell>
          <table:table-cell table:style-name="ce42" office:value-type="float" office:value="2524" calcext:value-type="float">
            <text:p><text:s/>2,524 <text:s/></text:p>
          </table:table-cell>
          <table:table-cell table:style-name="ce42" office:value-type="float" office:value="884.370228399" calcext:value-type="float">
            <text:p><text:s/>8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60300.0904" calcext:value-type="float">
            <text:p><text:s/>60,300 <text:s/></text:p>
          </table:table-cell>
          <table:table-cell table:style-name="ce42" office:value-type="float" office:value="569.7904" calcext:value-type="float">
            <text:p><text:s/>570 <text:s/></text:p>
          </table:table-cell>
          <table:table-cell table:style-name="ce42" office:value-type="float" office:value="59730.3" calcext:value-type="float">
            <text:p><text:s/>59,7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1811.2073" calcext:value-type="float">
            <text:p><text:s/>31,811 <text:s/></text:p>
          </table:table-cell>
          <table:table-cell table:style-name="ce42" office:value-type="float" office:value="5126.6168" calcext:value-type="float">
            <text:p><text:s/>5,127 <text:s/></text:p>
          </table:table-cell>
          <table:table-cell table:style-name="ce42" office:value-type="float" office:value="26684.5905" calcext:value-type="float">
            <text:p><text:s/>26,6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6032.146" calcext:value-type="float">
            <text:p><text:s/>26,032 <text:s/></text:p>
          </table:table-cell>
          <table:table-cell table:style-name="ce42" office:value-type="float" office:value="1349.4336" calcext:value-type="float">
            <text:p><text:s/>1,349 <text:s/></text:p>
          </table:table-cell>
          <table:table-cell table:style-name="ce42" office:value-type="float" office:value="24682.7124" calcext:value-type="float">
            <text:p><text:s/>24,68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7771.0762" calcext:value-type="float">
            <text:p><text:s/>17,771 <text:s/></text:p>
          </table:table-cell>
          <table:table-cell table:style-name="ce46" office:value-type="float" office:value="3742.8536" calcext:value-type="float">
            <text:p><text:s/>3,743 <text:s/></text:p>
          </table:table-cell>
          <table:table-cell table:style-name="ce46" office:value-type="float" office:value="14028.2226" calcext:value-type="float">
            <text:p><text:s/>14,02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18277.0562" calcext:value-type="float">
            <text:p><text:s/>218,277 <text:s/></text:p>
          </table:table-cell>
          <table:table-cell table:style-name="ce42" office:value-type="float" office:value="146779.7872" calcext:value-type="float">
            <text:p><text:s/>146,780 <text:s/></text:p>
          </table:table-cell>
          <table:table-cell table:style-name="ce42" office:value-type="float" office:value="71497.269" calcext:value-type="float">
            <text:p><text:s/>71,4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722.4862" calcext:value-type="float">
            <text:p><text:s/>12,722 <text:s/></text:p>
          </table:table-cell>
          <table:table-cell table:style-name="ce42" office:value-type="float" office:value="1049.9632" calcext:value-type="float">
            <text:p><text:s/>1,050 <text:s/></text:p>
          </table:table-cell>
          <table:table-cell table:style-name="ce42" office:value-type="float" office:value="11672.523" calcext:value-type="float">
            <text:p><text:s/>11,6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5554.57" calcext:value-type="float">
            <text:p><text:s/>205,555 <text:s/></text:p>
          </table:table-cell>
          <table:table-cell table:style-name="ce42" office:value-type="float" office:value="145729.824" calcext:value-type="float">
            <text:p><text:s/>145,730 <text:s/></text:p>
          </table:table-cell>
          <table:table-cell table:style-name="ce42" office:value-type="float" office:value="59824.746" calcext:value-type="float">
            <text:p><text:s/>59,82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70259.586" calcext:value-type="float">
            <text:p>( 70,260 <text:s/>)</text:p>
          </table:table-cell>
          <table:table-cell table:style-name="ce45" office:value-type="float" office:value="65683.8528" calcext:value-type="float">
            <text:p>( 65,684 <text:s/>)</text:p>
          </table:table-cell>
          <table:table-cell table:style-name="ce45" office:value-type="float" office:value="4575.7332" calcext:value-type="float">
            <text:p>( 4,57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59536.6234" calcext:value-type="float">
            <text:p>( 59,537 <text:s/>)</text:p>
          </table:table-cell>
          <table:table-cell table:style-name="ce47" office:value-type="float" office:value="29708.8" calcext:value-type="float">
            <text:p>( 29,709 <text:s/>)</text:p>
          </table:table-cell>
          <table:table-cell table:style-name="ce47" office:value-type="float" office:value="29827.8234" calcext:value-type="float">
            <text:p>( 29,828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90027.006556234" calcext:value-type="float">
            <text:p><text:s/>390,027 <text:s/></text:p>
          </table:table-cell>
          <table:table-cell table:style-name="ce42" office:value-type="float" office:value="18949.9984" calcext:value-type="float">
            <text:p><text:s/>18,950 <text:s/></text:p>
          </table:table-cell>
          <table:table-cell table:style-name="ce42" office:value-type="float" office:value="371077.008156234" calcext:value-type="float">
            <text:p><text:s/>371,0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56087.424656234" calcext:value-type="float">
            <text:p><text:s/>356,087 <text:s/></text:p>
          </table:table-cell>
          <table:table-cell table:style-name="ce42" office:value-type="float" office:value="14446.7984" calcext:value-type="float">
            <text:p><text:s/>14,447 <text:s/></text:p>
          </table:table-cell>
          <table:table-cell table:style-name="ce42" office:value-type="float" office:value="341640.626256234" calcext:value-type="float">
            <text:p><text:s/>341,6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3939.5819" calcext:value-type="float">
            <text:p><text:s/>33,940 <text:s/></text:p>
          </table:table-cell>
          <table:table-cell table:style-name="ce42" office:value-type="float" office:value="4503.2" calcext:value-type="float">
            <text:p><text:s/>4,503 <text:s/></text:p>
          </table:table-cell>
          <table:table-cell table:style-name="ce42" office:value-type="float" office:value="29436.3819" calcext:value-type="float">
            <text:p><text:s/>29,4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22013.2202" calcext:value-type="float">
            <text:p>( 22,013 <text:s/>)</text:p>
          </table:table-cell>
          <table:table-cell table:style-name="ce45" office:value-type="float" office:value="1220" calcext:value-type="float">
            <text:p>( 1,220 <text:s/>)</text:p>
          </table:table-cell>
          <table:table-cell table:style-name="ce45" office:value-type="float" office:value="20793.2202" calcext:value-type="float">
            <text:p>( 20,79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18192.8055" calcext:value-type="float">
            <text:p><text:s/>118,193 <text:s/></text:p>
          </table:table-cell>
          <table:table-cell table:style-name="ce42" office:value-type="float" office:value="13947.5704" calcext:value-type="float">
            <text:p><text:s/>13,948 <text:s/></text:p>
          </table:table-cell>
          <table:table-cell table:style-name="ce42" office:value-type="float" office:value="104245.2351" calcext:value-type="float">
            <text:p><text:s/>104,2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317.2587" calcext:value-type="float">
            <text:p><text:s/>5,317 <text:s/></text:p>
          </table:table-cell>
          <table:table-cell table:style-name="ce46" office:value-type="float" office:value="4589.0912" calcext:value-type="float">
            <text:p><text:s/>4,589 <text:s/></text:p>
          </table:table-cell>
          <table:table-cell table:style-name="ce46" office:value-type="float" office:value="728.1675" calcext:value-type="float">
            <text:p><text:s/>728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80767.4702" calcext:value-type="float">
            <text:p><text:s/>180,767 <text:s/></text:p>
          </table:table-cell>
          <table:table-cell table:style-name="ce42" office:value-type="float" office:value="70193.0976" calcext:value-type="float">
            <text:p><text:s/>70,193 <text:s/></text:p>
          </table:table-cell>
          <table:table-cell table:style-name="ce42" office:value-type="float" office:value="110574.3726" calcext:value-type="float">
            <text:p><text:s/>110,5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56781.7245" calcext:value-type="float">
            <text:p>( 56,782 <text:s/>)</text:p>
          </table:table-cell>
          <table:table-cell table:style-name="ce45" office:value-type="float" office:value="7598.3256" calcext:value-type="float">
            <text:p>( 7,598 <text:s/>)</text:p>
          </table:table-cell>
          <table:table-cell table:style-name="ce45" office:value-type="float" office:value="49183.3989" calcext:value-type="float">
            <text:p>( 49,18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7186.4563" calcext:value-type="float">
            <text:p><text:s/>27,186 <text:s/></text:p>
          </table:table-cell>
          <table:table-cell table:style-name="ce42" office:value-type="float" office:value="14363.304" calcext:value-type="float">
            <text:p><text:s/>14,363 <text:s/></text:p>
          </table:table-cell>
          <table:table-cell table:style-name="ce42" office:value-type="float" office:value="12823.1523" calcext:value-type="float">
            <text:p><text:s/>12,8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53955.2048" calcext:value-type="float">
            <text:p><text:s/>53,955 <text:s/></text:p>
          </table:table-cell>
          <table:table-cell table:style-name="ce42" office:value-type="float" office:value="3624.8" calcext:value-type="float">
            <text:p><text:s/>3,625 <text:s/></text:p>
          </table:table-cell>
          <table:table-cell table:style-name="ce42" office:value-type="float" office:value="50330.4048" calcext:value-type="float">
            <text:p><text:s/>50,3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5716.433441316" calcext:value-type="float">
            <text:p><text:s/>255,716 <text:s/></text:p>
          </table:table-cell>
          <table:table-cell table:style-name="ce42" office:value-type="float" office:value="1351.0334412" calcext:value-type="float">
            <text:p><text:s/>1,3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1.0334412" calcext:value-type="float">
            <text:p><text:s/>1,351 <text:s/></text:p>
          </table:table-cell>
          <table:table-cell table:style-name="ce42" office:value-type="float" office:value="254365.400000116" calcext:value-type="float">
            <text:p><text:s/>254,3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70753.1978" calcext:value-type="float">
            <text:p><text:s/>70,753 <text:s/></text:p>
          </table:table-cell>
          <table:table-cell table:style-name="ce43" office:value-type="float" office:value="1891.0784" calcext:value-type="float">
            <text:p><text:s/>1,891 <text:s/></text:p>
          </table:table-cell>
          <table:table-cell table:style-name="ce43" office:value-type="float" office:value="68862.1194" calcext:value-type="float">
            <text:p><text:s/>68,86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2546.2966" calcext:value-type="float">
            <text:p><text:s/>332,546 <text:s/></text:p>
          </table:table-cell>
          <table:table-cell table:style-name="ce42" office:value-type="float" office:value="243457.6816" calcext:value-type="float">
            <text:p><text:s/>243,458 <text:s/></text:p>
          </table:table-cell>
          <table:table-cell table:style-name="ce42" office:value-type="float" office:value="89088.615" calcext:value-type="float">
            <text:p><text:s/>89,0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85595.1059" calcext:value-type="float">
            <text:p><text:s/>285,595 <text:s/></text:p>
          </table:table-cell>
          <table:table-cell table:style-name="ce42" office:value-type="float" office:value="205209.7888" calcext:value-type="float">
            <text:p><text:s/>205,210 <text:s/></text:p>
          </table:table-cell>
          <table:table-cell table:style-name="ce42" office:value-type="float" office:value="80385.3171" calcext:value-type="float">
            <text:p><text:s/>80,3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48.7003" calcext:value-type="float">
            <text:p><text:s/>349 <text:s/></text:p>
          </table:table-cell>
          <table:table-cell table:style-name="ce42" office:value-type="float" office:value="335.32" calcext:value-type="float">
            <text:p><text:s/>335 <text:s/></text:p>
          </table:table-cell>
          <table:table-cell table:style-name="ce42" office:value-type="float" office:value="13.3803" calcext:value-type="float">
            <text:p><text:s/>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27201.8273" calcext:value-type="float">
            <text:p><text:s/>27,202 <text:s/></text:p>
          </table:table-cell>
          <table:table-cell table:style-name="ce42" office:value-type="float" office:value="20332.6376" calcext:value-type="float">
            <text:p><text:s/>20,333 <text:s/></text:p>
          </table:table-cell>
          <table:table-cell table:style-name="ce42" office:value-type="float" office:value="6869.1897" calcext:value-type="float">
            <text:p><text:s/>6,8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3886.1759" calcext:value-type="float">
            <text:p><text:s/>13,886 <text:s/></text:p>
          </table:table-cell>
          <table:table-cell table:style-name="ce42" office:value-type="float" office:value="12087.048" calcext:value-type="float">
            <text:p><text:s/>12,087 <text:s/></text:p>
          </table:table-cell>
          <table:table-cell table:style-name="ce42" office:value-type="float" office:value="1799.1279" calcext:value-type="float">
            <text:p><text:s/>1,7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514.4872" calcext:value-type="float">
            <text:p><text:s/>5,514 <text:s/></text:p>
          </table:table-cell>
          <table:table-cell table:style-name="ce43" office:value-type="float" office:value="5492.8872" calcext:value-type="float">
            <text:p><text:s/>5,493 <text:s/></text:p>
          </table:table-cell>
          <table:table-cell table:style-name="ce43" office:value-type="float" office:value="21.6" calcext:value-type="float">
            <text:p><text:s/>2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09287.9152" calcext:value-type="float">
            <text:p><text:s/>709,288 <text:s/></text:p>
          </table:table-cell>
          <table:table-cell table:style-name="ce44" office:value-type="float" office:value="661155.9368" calcext:value-type="float">
            <text:p><text:s/>661,156 <text:s/></text:p>
          </table:table-cell>
          <table:table-cell table:style-name="ce44" office:value-type="float" office:value="48131.9784" calcext:value-type="float">
            <text:p><text:s/>48,13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6291942.998471" calcext:value-type="float">
            <text:p><text:s/>66,291,943 <text:s/></text:p>
          </table:table-cell>
          <table:table-cell table:style-name="ce42" office:value-type="float" office:value="16978" calcext:value-type="float">
            <text:p><text:s/>16,978 <text:s/></text:p>
          </table:table-cell>
          <table:table-cell table:style-name="ce42" office:value-type="float" office:value="66274964.998471" calcext:value-type="float">
            <text:p><text:s/>66,274,965 <text:s/></text:p>
          </table:table-cell>
          <table:table-cell table:style-name="ce42" office:value-type="float" office:value="3419200.3592" calcext:value-type="float">
            <text:p><text:s/>3,419,200 <text:s/></text:p>
          </table:table-cell>
          <table:table-cell table:style-name="ce42" office:value-type="float" office:value="241463.226573" calcext:value-type="float">
            <text:p><text:s/>241,463 <text:s/></text:p>
          </table:table-cell>
          <table:table-cell table:style-name="ce42" office:value-type="float" office:value="218578.64725" calcext:value-type="float">
            <text:p><text:s/>218,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84.579323" calcext:value-type="float">
            <text:p><text:s/>22,885 <text:s/></text:p>
          </table:table-cell>
          <table:table-cell table:style-name="ce42" office:value-type="float" office:value="3177737.132627" calcext:value-type="float">
            <text:p><text:s/>3,177,7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5522266.063" calcext:value-type="float">
            <text:p><text:s/>65,522,2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5522266.063" calcext:value-type="float">
            <text:p><text:s/>65,522,2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507.765599" calcext:value-type="float">
            <text:p><text:s/>35,5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5507.765599" calcext:value-type="float">
            <text:p><text:s/>35,5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69676.935471" calcext:value-type="float">
            <text:p><text:s/>769,677 <text:s/></text:p>
          </table:table-cell>
          <table:table-cell table:style-name="ce42" office:value-type="float" office:value="16978" calcext:value-type="float">
            <text:p><text:s/>16,978 <text:s/></text:p>
          </table:table-cell>
          <table:table-cell table:style-name="ce42" office:value-type="float" office:value="752698.935471" calcext:value-type="float">
            <text:p><text:s/>752,699 <text:s/></text:p>
          </table:table-cell>
          <table:table-cell table:style-name="ce42" office:value-type="float" office:value="3383692.593601" calcext:value-type="float">
            <text:p><text:s/>3,383,693 <text:s/></text:p>
          </table:table-cell>
          <table:table-cell table:style-name="ce42" office:value-type="float" office:value="241463.226573" calcext:value-type="float">
            <text:p><text:s/>241,463 <text:s/></text:p>
          </table:table-cell>
          <table:table-cell table:style-name="ce42" office:value-type="float" office:value="218578.64725" calcext:value-type="float">
            <text:p><text:s/>218,5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84.579323" calcext:value-type="float">
            <text:p><text:s/>22,885 <text:s/></text:p>
          </table:table-cell>
          <table:table-cell table:style-name="ce42" office:value-type="float" office:value="3142229.367028" calcext:value-type="float">
            <text:p><text:s/>3,142,2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271.613008" calcext:value-type="float">
            <text:p><text:s/>71,2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271.613008" calcext:value-type="float">
            <text:p><text:s/>71,27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1271.613008" calcext:value-type="float">
            <text:p><text:s/>71,27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1271.613008" calcext:value-type="float">
            <text:p><text:s/>71,272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87581.984732" calcext:value-type="float">
            <text:p><text:s/>487,58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3748.805466" calcext:value-type="float">
            <text:p><text:s/>13,749 <text:s/></text:p>
          </table:table-cell>
          <table:table-cell table:style-name="ce41" office:value-type="float" office:value="121558.289452" calcext:value-type="float">
            <text:p><text:s/>121,558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533902.78588" calcext:value-type="float">
            <text:p><text:s/>10,533,9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533902.78588" calcext:value-type="float">
            <text:p><text:s/>10,533,903 <text:s/></text:p>
          </table:table-cell>
          <table:table-cell table:style-name="ce43" office:value-type="float" office:value="487581.984732" calcext:value-type="float">
            <text:p><text:s/>487,58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748.805466" calcext:value-type="float">
            <text:p><text:s/>13,749 <text:s/></text:p>
          </table:table-cell>
          <table:table-cell table:style-name="ce43" office:value-type="float" office:value="121558.289452" calcext:value-type="float">
            <text:p><text:s/>121,55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8472.914618" calcext:value-type="float">
            <text:p><text:s/>-8,47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533902.78588" calcext:value-type="float">
            <text:p><text:s/>10,533,903 <text:s/></text:p>
          </table:table-cell>
          <table:table-cell table:style-name="ce42" office:value-type="float" office:value="740155.427732" calcext:value-type="float">
            <text:p><text:s/>740,1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48.805466" calcext:value-type="float">
            <text:p><text:s/>13,749 <text:s/></text:p>
          </table:table-cell>
          <table:table-cell table:style-name="ce42" office:value-type="float" office:value="121558.289452" calcext:value-type="float">
            <text:p><text:s/>121,55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533902.78588" calcext:value-type="float">
            <text:p><text:s/>10,533,903 <text:s/></text:p>
          </table:table-cell>
          <table:table-cell table:style-name="ce42" office:value-type="float" office:value="740155.427732" calcext:value-type="float">
            <text:p><text:s/>740,1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35.884732" calcext:value-type="float">
            <text:p><text:s/>1,136 <text:s/></text:p>
          </table:table-cell>
          <table:table-cell table:style-name="ce42" office:value-type="float" office:value="120819.523394" calcext:value-type="float">
            <text:p><text:s/>120,8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612.920734" calcext:value-type="float">
            <text:p><text:s/>12,613 <text:s/></text:p>
          </table:table-cell>
          <table:table-cell table:style-name="ce42" office:value-type="float" office:value="738.766058" calcext:value-type="float">
            <text:p><text:s/>7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573.443" calcext:value-type="float">
            <text:p><text:s/>252,5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32114.533918" calcext:value-type="float">
            <text:p><text:s/>21,532,11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2573.443" calcext:value-type="float">
            <text:p><text:s/>252,57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532114.533918" calcext:value-type="float">
            <text:p><text:s/>21,532,115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3198.168362" calcext:value-type="float">
            <text:p><text:s/>1,603,19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.67573" calcext:value-type="float">
            <text:p><text:s/>6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3.141366" calcext:value-type="float">
            <text:p><text:s/>1,36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425.34206" calcext:value-type="float">
            <text:p><text:s/>297,42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3936.423548" calcext:value-type="float">
            <text:p><text:s/>813,936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7878.642" calcext:value-type="float">
            <text:p><text:s/>277,87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784.191518" calcext:value-type="float">
            <text:p><text:s/>173,784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8741.75214" calcext:value-type="float">
            <text:p><text:s/>38,742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04989.13465" calcext:value-type="float">
            <text:p><text:s/>804,989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132400.145524" calcext:value-type="float">
            <text:p><text:s/>19,132,400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9132400.145524" calcext:value-type="float">
            <text:p><text:s/>19,132,40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138810.682012" calcext:value-type="float">
            <text:p><text:s/>11,138,81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322.335808" calcext:value-type="float">
            <text:p><text:s/>34,3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0202.581122" calcext:value-type="float">
            <text:p><text:s/>320,2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3149.1223" calcext:value-type="float">
            <text:p><text:s/>483,1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83.37581" calcext:value-type="float">
            <text:p><text:s/>19,9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893.560106" calcext:value-type="float">
            <text:p><text:s/>34,89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5880.996372" calcext:value-type="float">
            <text:p><text:s/>295,88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662.918538" calcext:value-type="float">
            <text:p><text:s/>47,6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08691.450578" calcext:value-type="float">
            <text:p><text:s/>2,408,69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5319.986262" calcext:value-type="float">
            <text:p><text:s/>1,655,3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9065.08802" calcext:value-type="float">
            <text:p>( 19,06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92291.766584" calcext:value-type="float">
            <text:p>( 1,492,292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6363.212942" calcext:value-type="float">
            <text:p><text:s/>486,36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525.50468" calcext:value-type="float">
            <text:p><text:s/>195,526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1482.746694" calcext:value-type="float">
            <text:p><text:s/>71,4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4461.162238" calcext:value-type="float">
            <text:p><text:s/>284,4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813.916066" calcext:value-type="float">
            <text:p><text:s/>99,814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25877.766386" calcext:value-type="float">
            <text:p><text:s/>425,8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5946.775638" calcext:value-type="float">
            <text:p><text:s/>475,9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188.66533" calcext:value-type="float">
            <text:p><text:s/>168,1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7758.110308" calcext:value-type="float">
            <text:p><text:s/>307,7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8534.081556" calcext:value-type="float">
            <text:p>( 28,534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01203.235688" calcext:value-type="float">
            <text:p>( 201,20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8808.322366" calcext:value-type="float">
            <text:p><text:s/>1,388,8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5846.11531" calcext:value-type="float">
            <text:p><text:s/>1,295,8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962.207056" calcext:value-type="float">
            <text:p><text:s/>92,9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0642.745438" calcext:value-type="float">
            <text:p>( 50,64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4242.42971" calcext:value-type="float">
            <text:p><text:s/>564,242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75504.76832" calcext:value-type="float">
            <text:p><text:s/>175,50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24278.201282" calcext:value-type="float">
            <text:p><text:s/>3,424,2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336105.288452" calcext:value-type="float">
            <text:p>( 2,336,105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623.193636" calcext:value-type="float">
            <text:p><text:s/>199,6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9247.981668" calcext:value-type="float">
            <text:p><text:s/>119,24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735.797752" calcext:value-type="float">
            <text:p><text:s/>78,73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861.767118" calcext:value-type="float">
            <text:p><text:s/>210,8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622.259198" calcext:value-type="float">
            <text:p><text:s/>46,622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153.94082" calcext:value-type="float">
            <text:p><text:s/>109,1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656.096102" calcext:value-type="float">
            <text:p><text:s/>105,6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97.844718" calcext:value-type="float">
            <text:p><text:s/>3,49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877.213708" calcext:value-type="float">
            <text:p><text:s/>232,8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783.729314" calcext:value-type="float">
            <text:p><text:s/>153,78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9093.484394" calcext:value-type="float">
            <text:p><text:s/>79,09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33559.5754316" calcext:value-type="float">
            <text:p><text:s/>3,933,5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62022.183678" calcext:value-type="float">
            <text:p><text:s/>462,0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8754.414664" calcext:value-type="float">
            <text:p><text:s/>238,7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2533.079824" calcext:value-type="float">
            <text:p><text:s/>112,53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620.019706" calcext:value-type="float">
            <text:p><text:s/>63,6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2583.68835" calcext:value-type="float">
            <text:p><text:s/>122,5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974.69288" calcext:value-type="float">
            <text:p><text:s/>92,9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726.922772" calcext:value-type="float">
            <text:p><text:s/>102,7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7384.533988" calcext:value-type="float">
            <text:p><text:s/>707,38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0188.2234296" calcext:value-type="float">
            <text:p><text:s/>470,188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560771.81614" calcext:value-type="float">
            <text:p><text:s/>1,560,772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717998.7335524" calcext:value-type="float">
            <text:p><text:s/>3,717,99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0421729.8" calcext:value-type="float">
            <text:p><text:s/>40,421,730 <text:s/></text:p>
          </table:table-cell>
          <table:table-cell table:style-name="ce42" office:value-type="float" office:value="8606458.462" calcext:value-type="float">
            <text:p><text:s/>8,606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869.831" calcext:value-type="float">
            <text:p><text:s/>159,870 <text:s/></text:p>
          </table:table-cell>
          <table:table-cell table:style-name="ce42" office:value-type="float" office:value="1413468.482" calcext:value-type="float">
            <text:p><text:s/>1,413,4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0421729.8" calcext:value-type="float">
            <text:p><text:s/>40,421,730 <text:s/></text:p>
          </table:table-cell>
          <table:table-cell table:style-name="ce42" office:value-type="float" office:value="8606458.462" calcext:value-type="float">
            <text:p><text:s/>8,606,4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07.962" calcext:value-type="float">
            <text:p><text:s/>13,208 <text:s/></text:p>
          </table:table-cell>
          <table:table-cell table:style-name="ce42" office:value-type="float" office:value="1404878.179" calcext:value-type="float">
            <text:p><text:s/>1,404,8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6661.869" calcext:value-type="float">
            <text:p><text:s/>146,662 <text:s/></text:p>
          </table:table-cell>
          <table:table-cell table:style-name="ce42" office:value-type="float" office:value="8590.303" calcext:value-type="float">
            <text:p><text:s/>8,5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1年(西元201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2637.8" calcext:value-type="float">
            <text:p><text:s/>102,63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15341.11123569" calcext:value-type="float">
            <text:p><text:s/>2,715,341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734544.726273" calcext:value-type="float">
            <text:p><text:s/>124,734,545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65164.6942526" calcext:value-type="float">
            <text:p><text:s/>17,065,165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1984.4" calcext:value-type="float">
            <text:p><text:s/>1,181,984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5044" calcext:value-type="float">
            <text:p><text:s/>2,075,044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355713.617334311" calcext:value-type="float">
            <text:p><text:s/>-355,714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2637.8" calcext:value-type="float">
            <text:p><text:s/>102,6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7483406.36059" calcext:value-type="float">
            <text:p><text:s/>107,483,406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289989.3490821" calcext:value-type="float">
            <text:p><text:s/>22,289,989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" calcext:value-type="float">
            <text:p><text:s/>0 <text:s/></text:p>
          </table:table-cell>
          <table:table-cell table:style-name="ce43" office:value-type="float" office:value="51065.0596377678" calcext:value-type="float">
            <text:p><text:s/>51,065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727004.177142" calcext:value-type="float">
            <text:p><text:s/>110,727,004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59545.603" calcext:value-type="float">
            <text:p><text:s/>5,159,546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55227.261" calcext:value-type="float">
            <text:p><text:s/>4,055,227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433871.2786338" calcext:value-type="float">
            <text:p><text:s/>47,433,871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920688.0860365" calcext:value-type="float">
            <text:p><text:s/>43,920,688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51.686792" calcext:value-type="float">
            <text:p><text:s/>13,352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0961.495" calcext:value-type="float">
            <text:p><text:s/>680,961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463358.76667974" calcext:value-type="float">
            <text:p><text:s/>9,463,359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3089.7378" calcext:value-type="float">
            <text:p><text:s/>1,803,090 <text:s/></text:p>
          </table:table-cell>
          <table:table-cell table:style-name="ce42" office:value-type="float" office:value="100116004.010335" calcext:value-type="float">
            <text:p><text:s/>100,116,004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03089.7378" calcext:value-type="float">
            <text:p><text:s/>1,803,090 <text:s/></text:p>
          </table:table-cell>
          <table:table-cell table:style-name="ce42" office:value-type="float" office:value="78933110.7426069" calcext:value-type="float">
            <text:p><text:s/>78,933,111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182893.267728" calcext:value-type="float">
            <text:p><text:s/>21,182,893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8141.53618" calcext:value-type="float">
            <text:p><text:s/>448,142 <text:s/></text:p>
          </table:table-cell>
          <table:table-cell table:style-name="ce42" office:value-type="float" office:value="5849335.21893688" calcext:value-type="float">
            <text:p><text:s/>5,849,335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8.91573" calcext:value-type="float">
            <text:p><text:s/>2,199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83170.6853" calcext:value-type="float">
            <text:p><text:s/>483,171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5931.1811" calcext:value-type="float">
            <text:p><text:s/>465,931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3.141366" calcext:value-type="float">
            <text:p><text:s/>1,363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8141.53618" calcext:value-type="float">
            <text:p><text:s/>448,142 <text:s/></text:p>
          </table:table-cell>
          <table:table-cell table:style-name="ce42" office:value-type="float" office:value="3578297.94027822" calcext:value-type="float">
            <text:p><text:s/>3,578,298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6713.722748" calcext:value-type="float">
            <text:p><text:s/>826,714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878.642" calcext:value-type="float">
            <text:p><text:s/>277,879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784.191518" calcext:value-type="float">
            <text:p><text:s/>173,784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9996.7988966548" calcext:value-type="float">
            <text:p><text:s/>39,997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42333.19665" calcext:value-type="float">
            <text:p><text:s/>842,333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2637.8" calcext:value-type="float">
            <text:p><text:s/>102,638 <text:s/></text:p>
          </table:table-cell>
          <table:table-cell table:style-name="ce44" office:value-type="float" office:value="1354948.20162" calcext:value-type="float">
            <text:p><text:s/>1,354,948 <text:s/></text:p>
          </table:table-cell>
          <table:table-cell table:style-name="ce44" office:value-type="float" office:value="67839683.3694762" calcext:value-type="float">
            <text:p><text:s/>67,839,683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2637.8" calcext:value-type="float">
            <text:p><text:s/>102,638 <text:s/></text:p>
          </table:table-cell>
          <table:table-cell table:style-name="ce44" office:value-type="float" office:value="1354948.20162" calcext:value-type="float">
            <text:p><text:s/>1,354,948 <text:s/></text:p>
          </table:table-cell>
          <table:table-cell table:style-name="ce44" office:value-type="float" office:value="47218204.1579992" calcext:value-type="float">
            <text:p><text:s/>47,218,204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4948.20162" calcext:value-type="float">
            <text:p><text:s/>1,354,948 <text:s/></text:p>
          </table:table-cell>
          <table:table-cell table:style-name="ce42" office:value-type="float" office:value="23995235.4018188" calcext:value-type="float">
            <text:p><text:s/>23,995,235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304.645548" calcext:value-type="float">
            <text:p><text:s/>76,305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27.5402666667" calcext:value-type="float">
            <text:p><text:s/>16,728 <text:s/></text:p>
          </table:table-cell>
          <table:table-cell table:style-name="ce42" office:value-type="float" office:value="685730.328394605" calcext:value-type="float">
            <text:p><text:s/>685,730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62.9251333333" calcext:value-type="float">
            <text:p><text:s/>33,063 <text:s/></text:p>
          </table:table-cell>
          <table:table-cell table:style-name="ce42" office:value-type="float" office:value="1342217.00677418" calcext:value-type="float">
            <text:p><text:s/>1,342,217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27.000335" calcext:value-type="float">
            <text:p><text:s/>38,227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20.785473" calcext:value-type="float">
            <text:p><text:s/>42,621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690.2422" calcext:value-type="float">
            <text:p><text:s/>11,690 <text:s/></text:p>
          </table:table-cell>
          <table:table-cell table:style-name="ce42" office:value-type="float" office:value="1120461.17733433" calcext:value-type="float">
            <text:p><text:s/>1,120,461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253.240493" calcext:value-type="float">
            <text:p><text:s/>55,253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4859.28097" calcext:value-type="float">
            <text:p><text:s/>1,224,859 <text:s/></text:p>
          </table:table-cell>
          <table:table-cell table:style-name="ce42" office:value-type="float" office:value="6905517.5582059" calcext:value-type="float">
            <text:p><text:s/>6,905,518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4859.28097" calcext:value-type="float">
            <text:p><text:s/>1,224,859 <text:s/></text:p>
          </table:table-cell>
          <table:table-cell table:style-name="ce42" office:value-type="float" office:value="5301571.5390604" calcext:value-type="float">
            <text:p><text:s/>5,301,572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6976.43441" calcext:value-type="float">
            <text:p>( 16,976 <text:s/>)</text:p>
          </table:table-cell>
          <table:table-cell table:style-name="ce45" office:value-type="float" office:value="899344.762608006" calcext:value-type="float">
            <text:p>( 899,345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07882.84656" calcext:value-type="float">
            <text:p>( 1,207,883 <text:s/>)</text:p>
          </table:table-cell>
          <table:table-cell table:style-name="ce45" office:value-type="float" office:value="4257642.2047944" calcext:value-type="float">
            <text:p>( 4,257,642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21.44" calcext:value-type="float">
            <text:p>( 621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0226.68009213" calcext:value-type="float">
            <text:p><text:s/>1,010,227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1686.571190371" calcext:value-type="float">
            <text:p><text:s/>421,687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2032.767863" calcext:value-type="float">
            <text:p><text:s/>172,033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7389.015056" calcext:value-type="float">
            <text:p><text:s/>437,389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680.399882" calcext:value-type="float">
            <text:p><text:s/>188,680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23537.805996" calcext:value-type="float">
            <text:p><text:s/>523,538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8049.190883" calcext:value-type="float">
            <text:p><text:s/>2,648,049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9860.550218" calcext:value-type="float">
            <text:p><text:s/>1,539,861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8188.640665" calcext:value-type="float">
            <text:p><text:s/>1,108,189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3746.665687" calcext:value-type="float">
            <text:p>( 103,747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63583.431438" calcext:value-type="float">
            <text:p>( 263,583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31.35245" calcext:value-type="float">
            <text:p><text:s/>9,431 <text:s/></text:p>
          </table:table-cell>
          <table:table-cell table:style-name="ce42" office:value-type="float" office:value="3800686.27521066" calcext:value-type="float">
            <text:p><text:s/>3,800,686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58.81147" calcext:value-type="float">
            <text:p><text:s/>5,659 <text:s/></text:p>
          </table:table-cell>
          <table:table-cell table:style-name="ce42" office:value-type="float" office:value="3607878.93426466" calcext:value-type="float">
            <text:p><text:s/>3,607,879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72.54098" calcext:value-type="float">
            <text:p><text:s/>3,773 <text:s/></text:p>
          </table:table-cell>
          <table:table-cell table:style-name="ce42" office:value-type="float" office:value="192807.340946" calcext:value-type="float">
            <text:p><text:s/>192,807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772.54098" calcext:value-type="float">
            <text:p>( 3,773 <text:s/>)</text:p>
          </table:table-cell>
          <table:table-cell table:style-name="ce45" office:value-type="float" office:value="83283.189833" calcext:value-type="float">
            <text:p>( 83,283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5072.111304" calcext:value-type="float">
            <text:p><text:s/>755,072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90456.160948" calcext:value-type="float">
            <text:p><text:s/>190,456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176.8606" calcext:value-type="float">
            <text:p><text:s/>59,177 <text:s/></text:p>
          </table:table-cell>
          <table:table-cell table:style-name="ce42" office:value-type="float" office:value="3868989.30045583" calcext:value-type="float">
            <text:p><text:s/>3,868,989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9176.8606" calcext:value-type="float">
            <text:p>( 59,177 <text:s/>)</text:p>
          </table:table-cell>
          <table:table-cell table:style-name="ce45" office:value-type="float" office:value="2452063.873552" calcext:value-type="float">
            <text:p>( 2,452,064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2147.006979" calcext:value-type="float">
            <text:p><text:s/>262,147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247.981668" calcext:value-type="float">
            <text:p><text:s/>119,248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010.693959" calcext:value-type="float">
            <text:p><text:s/>225,011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7443.532559324" calcext:value-type="float">
            <text:p><text:s/>467,444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811.732064" calcext:value-type="float">
            <text:p><text:s/>136,812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5382.452296" calcext:value-type="float">
            <text:p><text:s/>105,382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20035.651425" calcext:value-type="float">
            <text:p><text:s/>11,720,036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488.8" calcext:value-type="float">
            <text:p><text:s/>86,489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43206.950605" calcext:value-type="float">
            <text:p><text:s/>11,343,207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662.096102" calcext:value-type="float">
            <text:p><text:s/>132,662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97.844718" calcext:value-type="float">
            <text:p><text:s/>3,498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179.96" calcext:value-type="float">
            <text:p><text:s/>154,180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3699.296131" calcext:value-type="float">
            <text:p><text:s/>643,699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9074.411737" calcext:value-type="float">
            <text:p><text:s/>229,074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14624.884394" calcext:value-type="float">
            <text:p><text:s/>414,625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79.134" calcext:value-type="float">
            <text:p><text:s/>3,0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94686.27229584" calcext:value-type="float">
            <text:p><text:s/>5,194,686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022.183678" calcext:value-type="float">
            <text:p><text:s/>462,022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6266.768676236" calcext:value-type="float">
            <text:p><text:s/>966,267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475.959824" calcext:value-type="float">
            <text:p><text:s/>121,476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819.819706" calcext:value-type="float">
            <text:p><text:s/>75,820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119.60835" calcext:value-type="float">
            <text:p><text:s/>132,120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435.45318" calcext:value-type="float">
            <text:p><text:s/>98,435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726.922772" calcext:value-type="float">
            <text:p><text:s/>102,727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4586.361288" calcext:value-type="float">
            <text:p><text:s/>734,586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079.134" calcext:value-type="float">
            <text:p><text:s/>3,0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6295.9619296" calcext:value-type="float">
            <text:p><text:s/>806,296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94937.232892" calcext:value-type="float">
            <text:p><text:s/>1,694,937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9558.666" calcext:value-type="float">
            <text:p><text:s/>99,559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664547.5363285" calcext:value-type="float">
            <text:p><text:s/>5,664,548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21479.211477" calcext:value-type="float">
            <text:p><text:s/>20,621,479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621479.211477" calcext:value-type="float">
            <text:p><text:s/>20,621,479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079031.037982" calcext:value-type="float">
            <text:p>( 17,079,031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0373423.52096" calcext:value-type="float">
            <text:p><text:s/>250,373,424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809121.349" calcext:value-type="float">
            <text:p><text:s/>212,809,121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252.172" calcext:value-type="float">
            <text:p><text:s/>155,252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2568" calcext:value-type="float">
            <text:p><text:s/>2,382,568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26481.99996" calcext:value-type="float">
            <text:p><text:s/>35,026,482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13656.999966" calcext:value-type="float">
            <text:p><text:s/>23,913,657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913656.999966" calcext:value-type="float">
            <text:p><text:s/>23,913,657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